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>
      <style:table-cell-properties fo:border-bottom="none" fo:border-left="0.99pt solid #000000" fo:border-right="none" fo:border-top="none"/>
    </style:style>
    <style:style style:name="ce10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>
      <style:table-cell-properties fo:border-bottom="none" fo:border-left="none" fo:border-right="none" fo:border-top="0.99pt solid #000000"/>
    </style:style>
    <style:style style:name="ce15" style:family="table-cell" style:parent-style-name="Pivot_20_Table_20_Value">
      <style:table-cell-properties fo:border-bottom="0.99pt solid #000000" fo:border-left="none" fo:border-right="none" fo:border-top="none"/>
    </style:style>
    <style:style style:name="ce16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17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8" style:family="table-cell" style:parent-style-name="Pivot_20_Table_20_Value">
      <style:table-cell-properties fo:border-bottom="none" fo:border-left="none" fo:border-right="0.99pt solid #000000" fo:border-top="none"/>
    </style:style>
    <style:style style:name="ce19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0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2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2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3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24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25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26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ratio</text:p>
          </table:table-cell>
          <table:table-cell office:value-type="float" office:value="0.666667" calcext:value-type="float">
            <text:p>0.666667</text:p>
          </table:table-cell>
          <table:table-cell office:value-type="string" calcext:value-type="string">
            <text:p>flow_accuracy</text:p>
          </table:table-cell>
          <table:table-cell office:value-type="float" office:value="0.666667" calcext:value-type="float">
            <text:p>0.666667</text:p>
          </table:table-cell>
          <table:table-cell office:value-type="string" calcext:value-type="string">
            <text:p>packet_accuracy</text:p>
          </table:table-cell>
          <table:table-cell office:value-type="float" office:value="0.545455" calcext:value-type="float">
            <text:p>0.545455</text:p>
          </table:table-cell>
          <table:table-cell office:value-type="string" calcext:value-type="string">
            <text:p>flow_distance</text:p>
          </table:table-cell>
          <table:table-cell office:value-type="float" office:value="0.113803" calcext:value-type="float">
            <text:p>0.113803</text:p>
          </table:table-cell>
          <table:table-cell office:value-type="string" calcext:value-type="string">
            <text:p>packet_distance</text:p>
          </table:table-cell>
          <table:table-cell office:value-type="float" office:value="0.012645" calcext:value-type="float">
            <text:p>0.01264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ratio</text:p>
          </table:table-cell>
          <table:table-cell office:value-type="float" office:value="0.666667" calcext:value-type="float">
            <text:p>0.666667</text:p>
          </table:table-cell>
          <table:table-cell office:value-type="string" calcext:value-type="string">
            <text:p>flow_accuracy</text:p>
          </table:table-cell>
          <table:table-cell office:value-type="float" office:value="0.666667" calcext:value-type="float">
            <text:p>0.666667</text:p>
          </table:table-cell>
          <table:table-cell office:value-type="string" calcext:value-type="string">
            <text:p>packet_accuracy</text:p>
          </table:table-cell>
          <table:table-cell office:value-type="float" office:value="0.545455" calcext:value-type="float">
            <text:p>0.545455</text:p>
          </table:table-cell>
          <table:table-cell office:value-type="string" calcext:value-type="string">
            <text:p>flow_distance</text:p>
          </table:table-cell>
          <table:table-cell office:value-type="float" office:value="0.114066" calcext:value-type="float">
            <text:p>0.114066</text:p>
          </table:table-cell>
          <table:table-cell office:value-type="string" calcext:value-type="string">
            <text:p>packet_distance</text:p>
          </table:table-cell>
          <table:table-cell office:value-type="float" office:value="0.012674" calcext:value-type="float">
            <text:p>0.01267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ratio</text:p>
          </table:table-cell>
          <table:table-cell office:value-type="float" office:value="0.666667" calcext:value-type="float">
            <text:p>0.666667</text:p>
          </table:table-cell>
          <table:table-cell office:value-type="string" calcext:value-type="string">
            <text:p>flow_accuracy</text:p>
          </table:table-cell>
          <table:table-cell office:value-type="float" office:value="0.666667" calcext:value-type="float">
            <text:p>0.666667</text:p>
          </table:table-cell>
          <table:table-cell office:value-type="string" calcext:value-type="string">
            <text:p>packet_accuracy</text:p>
          </table:table-cell>
          <table:table-cell office:value-type="float" office:value="0.636364" calcext:value-type="float">
            <text:p>0.636364</text:p>
          </table:table-cell>
          <table:table-cell office:value-type="string" calcext:value-type="string">
            <text:p>flow_distance</text:p>
          </table:table-cell>
          <table:table-cell office:value-type="float" office:value="0.170924" calcext:value-type="float">
            <text:p>0.170924</text:p>
          </table:table-cell>
          <table:table-cell office:value-type="string" calcext:value-type="string">
            <text:p>packet_distance</text:p>
          </table:table-cell>
          <table:table-cell office:value-type="float" office:value="0.018992" calcext:value-type="float">
            <text:p>0.01899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ratio</text:p>
          </table:table-cell>
          <table:table-cell office:value-type="float" office:value="0.333333" calcext:value-type="float">
            <text:p>0.333333</text:p>
          </table:table-cell>
          <table:table-cell office:value-type="string" calcext:value-type="string">
            <text:p>flow_accuracy</text:p>
          </table:table-cell>
          <table:table-cell office:value-type="float" office:value="0.666667" calcext:value-type="float">
            <text:p>0.666667</text:p>
          </table:table-cell>
          <table:table-cell office:value-type="string" calcext:value-type="string">
            <text:p>packet_accuracy</text:p>
          </table:table-cell>
          <table:table-cell office:value-type="float" office:value="0.636364" calcext:value-type="float">
            <text:p>0.636364</text:p>
          </table:table-cell>
          <table:table-cell office:value-type="string" calcext:value-type="string">
            <text:p>flow_distance</text:p>
          </table:table-cell>
          <table:table-cell office:value-type="float" office:value="0.268477" calcext:value-type="float">
            <text:p>0.268477</text:p>
          </table:table-cell>
          <table:table-cell office:value-type="string" calcext:value-type="string">
            <text:p>packet_distance</text:p>
          </table:table-cell>
          <table:table-cell office:value-type="float" office:value="0.152949" calcext:value-type="float">
            <text:p>0.15294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_accuracy</text:p>
          </table:table-cell>
          <table:table-cell office:value-type="float" office:value="0.666667" calcext:value-type="float">
            <text:p>0.666667</text:p>
          </table:table-cell>
          <table:table-cell office:value-type="string" calcext:value-type="string">
            <text:p>packet_accuracy</text:p>
          </table:table-cell>
          <table:table-cell office:value-type="float" office:value="0.727273" calcext:value-type="float">
            <text:p>0.727273</text:p>
          </table:table-cell>
          <table:table-cell office:value-type="string" calcext:value-type="string">
            <text:p>flow_distanc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cket_distance</text:p>
          </table:table-cell>
          <table:table-cell office:value-type="string" calcext:value-type="string">
            <text:p>nan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_accuracy</text:p>
          </table:table-cell>
          <table:table-cell office:value-type="float" office:value="0.666667" calcext:value-type="float">
            <text:p>0.666667</text:p>
          </table:table-cell>
          <table:table-cell office:value-type="string" calcext:value-type="string">
            <text:p>packet_accuracy</text:p>
          </table:table-cell>
          <table:table-cell office:value-type="float" office:value="0.545455" calcext:value-type="float">
            <text:p>0.545455</text:p>
          </table:table-cell>
          <table:table-cell office:value-type="string" calcext:value-type="string">
            <text:p>flow_distanc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cket_distance</text:p>
          </table:table-cell>
          <table:table-cell office:value-type="string" calcext:value-type="string">
            <text:p>nan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_accuracy</text:p>
          </table:table-cell>
          <table:table-cell office:value-type="float" office:value="0.666667" calcext:value-type="float">
            <text:p>0.666667</text:p>
          </table:table-cell>
          <table:table-cell office:value-type="string" calcext:value-type="string">
            <text:p>packet_accuracy</text:p>
          </table:table-cell>
          <table:table-cell office:value-type="float" office:value="0.636364" calcext:value-type="float">
            <text:p>0.636364</text:p>
          </table:table-cell>
          <table:table-cell office:value-type="string" calcext:value-type="string">
            <text:p>flow_distanc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cket_distance</text:p>
          </table:table-cell>
          <table:table-cell office:value-type="string" calcext:value-type="string">
            <text:p>nan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_accuracy</text:p>
          </table:table-cell>
          <table:table-cell office:value-type="float" office:value="0.666667" calcext:value-type="float">
            <text:p>0.666667</text:p>
          </table:table-cell>
          <table:table-cell office:value-type="string" calcext:value-type="string">
            <text:p>packet_accuracy</text:p>
          </table:table-cell>
          <table:table-cell office:value-type="float" office:value="0.636364" calcext:value-type="float">
            <text:p>0.636364</text:p>
          </table:table-cell>
          <table:table-cell office:value-type="string" calcext:value-type="string">
            <text:p>flow_distanc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cket_distance</text:p>
          </table:table-cell>
          <table:table-cell office:value-type="string" calcext:value-type="string">
            <text:p>nan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_accuracy</text:p>
          </table:table-cell>
          <table:table-cell office:value-type="float" office:value="0.666667" calcext:value-type="float">
            <text:p>0.666667</text:p>
          </table:table-cell>
          <table:table-cell office:value-type="string" calcext:value-type="string">
            <text:p>packet_accuracy</text:p>
          </table:table-cell>
          <table:table-cell office:value-type="float" office:value="0.636364" calcext:value-type="float">
            <text:p>0.636364</text:p>
          </table:table-cell>
          <table:table-cell office:value-type="string" calcext:value-type="string">
            <text:p>flow_distanc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cket_distance</text:p>
          </table:table-cell>
          <table:table-cell office:value-type="string" calcext:value-type="string">
            <text:p>nan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_accuracy</text:p>
          </table:table-cell>
          <table:table-cell office:value-type="float" office:value="0.666667" calcext:value-type="float">
            <text:p>0.666667</text:p>
          </table:table-cell>
          <table:table-cell office:value-type="string" calcext:value-type="string">
            <text:p>packet_accuracy</text:p>
          </table:table-cell>
          <table:table-cell office:value-type="float" office:value="0.636364" calcext:value-type="float">
            <text:p>0.636364</text:p>
          </table:table-cell>
          <table:table-cell office:value-type="string" calcext:value-type="string">
            <text:p>flow_distanc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cket_distance</text:p>
          </table:table-cell>
          <table:table-cell office:value-type="string" calcext:value-type="string">
            <text:p>nan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_accuracy</text:p>
          </table:table-cell>
          <table:table-cell office:value-type="float" office:value="0.666667" calcext:value-type="float">
            <text:p>0.666667</text:p>
          </table:table-cell>
          <table:table-cell office:value-type="string" calcext:value-type="string">
            <text:p>packet_accuracy</text:p>
          </table:table-cell>
          <table:table-cell office:value-type="float" office:value="0.636364" calcext:value-type="float">
            <text:p>0.636364</text:p>
          </table:table-cell>
          <table:table-cell office:value-type="string" calcext:value-type="string">
            <text:p>flow_distanc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cket_distance</text:p>
          </table:table-cell>
          <table:table-cell office:value-type="string" calcext:value-type="string">
            <text:p>nan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_accuracy</text:p>
          </table:table-cell>
          <table:table-cell office:value-type="float" office:value="0.666667" calcext:value-type="float">
            <text:p>0.666667</text:p>
          </table:table-cell>
          <table:table-cell office:value-type="string" calcext:value-type="string">
            <text:p>packet_accuracy</text:p>
          </table:table-cell>
          <table:table-cell office:value-type="float" office:value="0.636364" calcext:value-type="float">
            <text:p>0.636364</text:p>
          </table:table-cell>
          <table:table-cell office:value-type="string" calcext:value-type="string">
            <text:p>flow_distanc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cket_distance</text:p>
          </table:table-cell>
          <table:table-cell office:value-type="string" calcext:value-type="string">
            <text:p>nan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_accuracy</text:p>
          </table:table-cell>
          <table:table-cell office:value-type="float" office:value="0.666667" calcext:value-type="float">
            <text:p>0.666667</text:p>
          </table:table-cell>
          <table:table-cell office:value-type="string" calcext:value-type="string">
            <text:p>packet_accuracy</text:p>
          </table:table-cell>
          <table:table-cell office:value-type="float" office:value="0.636364" calcext:value-type="float">
            <text:p>0.636364</text:p>
          </table:table-cell>
          <table:table-cell office:value-type="string" calcext:value-type="string">
            <text:p>flow_distanc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cket_distance</text:p>
          </table:table-cell>
          <table:table-cell office:value-type="string" calcext:value-type="string">
            <text:p>nan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_accuracy</text:p>
          </table:table-cell>
          <table:table-cell office:value-type="float" office:value="0.666667" calcext:value-type="float">
            <text:p>0.666667</text:p>
          </table:table-cell>
          <table:table-cell office:value-type="string" calcext:value-type="string">
            <text:p>packet_accuracy</text:p>
          </table:table-cell>
          <table:table-cell office:value-type="float" office:value="0.636364" calcext:value-type="float">
            <text:p>0.636364</text:p>
          </table:table-cell>
          <table:table-cell office:value-type="string" calcext:value-type="string">
            <text:p>flow_distanc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cket_distance</text:p>
          </table:table-cell>
          <table:table-cell office:value-type="string" calcext:value-type="string">
            <text:p>nan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_accuracy</text:p>
          </table:table-cell>
          <table:table-cell office:value-type="float" office:value="0.666667" calcext:value-type="float">
            <text:p>0.666667</text:p>
          </table:table-cell>
          <table:table-cell office:value-type="string" calcext:value-type="string">
            <text:p>packet_accuracy</text:p>
          </table:table-cell>
          <table:table-cell office:value-type="float" office:value="0.636364" calcext:value-type="float">
            <text:p>0.636364</text:p>
          </table:table-cell>
          <table:table-cell office:value-type="string" calcext:value-type="string">
            <text:p>flow_distanc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cket_distance</text:p>
          </table:table-cell>
          <table:table-cell office:value-type="string" calcext:value-type="string">
            <text:p>nan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_accuracy</text:p>
          </table:table-cell>
          <table:table-cell office:value-type="float" office:value="0.666667" calcext:value-type="float">
            <text:p>0.666667</text:p>
          </table:table-cell>
          <table:table-cell office:value-type="string" calcext:value-type="string">
            <text:p>packet_accuracy</text:p>
          </table:table-cell>
          <table:table-cell office:value-type="float" office:value="0.636364" calcext:value-type="float">
            <text:p>0.636364</text:p>
          </table:table-cell>
          <table:table-cell office:value-type="string" calcext:value-type="string">
            <text:p>flow_distanc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cket_distance</text:p>
          </table:table-cell>
          <table:table-cell office:value-type="string" calcext:value-type="string">
            <text:p>nan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_accuracy</text:p>
          </table:table-cell>
          <table:table-cell office:value-type="float" office:value="0.666667" calcext:value-type="float">
            <text:p>0.666667</text:p>
          </table:table-cell>
          <table:table-cell office:value-type="string" calcext:value-type="string">
            <text:p>packet_accuracy</text:p>
          </table:table-cell>
          <table:table-cell office:value-type="float" office:value="0.636364" calcext:value-type="float">
            <text:p>0.636364</text:p>
          </table:table-cell>
          <table:table-cell office:value-type="string" calcext:value-type="string">
            <text:p>flow_distanc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cket_distance</text:p>
          </table:table-cell>
          <table:table-cell office:value-type="string" calcext:value-type="string">
            <text:p>nan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_accuracy</text:p>
          </table:table-cell>
          <table:table-cell office:value-type="float" office:value="0.666667" calcext:value-type="float">
            <text:p>0.666667</text:p>
          </table:table-cell>
          <table:table-cell office:value-type="string" calcext:value-type="string">
            <text:p>packet_accuracy</text:p>
          </table:table-cell>
          <table:table-cell office:value-type="float" office:value="0.545455" calcext:value-type="float">
            <text:p>0.545455</text:p>
          </table:table-cell>
          <table:table-cell office:value-type="string" calcext:value-type="string">
            <text:p>flow_distanc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cket_distance</text:p>
          </table:table-cell>
          <table:table-cell office:value-type="string" calcext:value-type="string">
            <text:p>nan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_accuracy</text:p>
          </table:table-cell>
          <table:table-cell office:value-type="float" office:value="0.666667" calcext:value-type="float">
            <text:p>0.666667</text:p>
          </table:table-cell>
          <table:table-cell office:value-type="string" calcext:value-type="string">
            <text:p>packet_accuracy</text:p>
          </table:table-cell>
          <table:table-cell office:value-type="float" office:value="0.545455" calcext:value-type="float">
            <text:p>0.545455</text:p>
          </table:table-cell>
          <table:table-cell office:value-type="string" calcext:value-type="string">
            <text:p>flow_distanc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cket_distance</text:p>
          </table:table-cell>
          <table:table-cell office:value-type="string" calcext:value-type="string">
            <text:p>nan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ratio</text:p>
          </table:table-cell>
          <table:table-cell office:value-type="float" office:value="0.466667" calcext:value-type="float">
            <text:p>0.466667</text:p>
          </table:table-cell>
          <table:table-cell office:value-type="string" calcext:value-type="string">
            <text:p>flow_accuracy</text:p>
          </table:table-cell>
          <table:table-cell office:value-type="float" office:value="0.733333" calcext:value-type="float">
            <text:p>0.733333</text:p>
          </table:table-cell>
          <table:table-cell office:value-type="string" calcext:value-type="string">
            <text:p>packet_accuracy</text:p>
          </table:table-cell>
          <table:table-cell office:value-type="float" office:value="0.949239" calcext:value-type="float">
            <text:p>0.949239</text:p>
          </table:table-cell>
          <table:table-cell office:value-type="string" calcext:value-type="string">
            <text:p>flow_distance</text:p>
          </table:table-cell>
          <table:table-cell office:value-type="float" office:value="0.322409" calcext:value-type="float">
            <text:p>0.322409</text:p>
          </table:table-cell>
          <table:table-cell office:value-type="string" calcext:value-type="string">
            <text:p>packet_distance</text:p>
          </table:table-cell>
          <table:table-cell office:value-type="float" office:value="0.045526" calcext:value-type="float">
            <text:p>0.04552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ratio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flow_accura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acket_accuracy</text:p>
          </table:table-cell>
          <table:table-cell office:value-type="float" office:value="0.954315" calcext:value-type="float">
            <text:p>0.954315</text:p>
          </table:table-cell>
          <table:table-cell office:value-type="string" calcext:value-type="string">
            <text:p>flow_distance</text:p>
          </table:table-cell>
          <table:table-cell office:value-type="float" office:value="1.774282" calcext:value-type="float">
            <text:p>1.774282</text:p>
          </table:table-cell>
          <table:table-cell office:value-type="string" calcext:value-type="string">
            <text:p>packet_distance</text:p>
          </table:table-cell>
          <table:table-cell office:value-type="float" office:value="0.238583" calcext:value-type="float">
            <text:p>0.238583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ratio</text:p>
          </table:table-cell>
          <table:table-cell office:value-type="float" office:value="0.466667" calcext:value-type="float">
            <text:p>0.466667</text:p>
          </table:table-cell>
          <table:table-cell office:value-type="string" calcext:value-type="string">
            <text:p>flow_accura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acket_accuracy</text:p>
          </table:table-cell>
          <table:table-cell office:value-type="float" office:value="0.979695" calcext:value-type="float">
            <text:p>0.979695</text:p>
          </table:table-cell>
          <table:table-cell office:value-type="string" calcext:value-type="string">
            <text:p>flow_distance</text:p>
          </table:table-cell>
          <table:table-cell office:value-type="float" office:value="1.902519" calcext:value-type="float">
            <text:p>1.902519</text:p>
          </table:table-cell>
          <table:table-cell office:value-type="string" calcext:value-type="string">
            <text:p>packet_distance</text:p>
          </table:table-cell>
          <table:table-cell office:value-type="float" office:value="0.200864" calcext:value-type="float">
            <text:p>0.20086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ratio</text:p>
          </table:table-cell>
          <table:table-cell office:value-type="float" office:value="0.466667" calcext:value-type="float">
            <text:p>0.466667</text:p>
          </table:table-cell>
          <table:table-cell office:value-type="string" calcext:value-type="string">
            <text:p>flow_accura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acket_accuracy</text:p>
          </table:table-cell>
          <table:table-cell office:value-type="float" office:value="0.954315" calcext:value-type="float">
            <text:p>0.954315</text:p>
          </table:table-cell>
          <table:table-cell office:value-type="string" calcext:value-type="string">
            <text:p>flow_distance</text:p>
          </table:table-cell>
          <table:table-cell office:value-type="float" office:value="7.559397" calcext:value-type="float">
            <text:p>7.559397</text:p>
          </table:table-cell>
          <table:table-cell office:value-type="string" calcext:value-type="string">
            <text:p>packet_distance</text:p>
          </table:table-cell>
          <table:table-cell office:value-type="float" office:value="0.487212" calcext:value-type="float">
            <text:p>0.48721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ratio</text:p>
          </table:table-cell>
          <table:table-cell office:value-type="float" office:value="0.466667" calcext:value-type="float">
            <text:p>0.466667</text:p>
          </table:table-cell>
          <table:table-cell office:value-type="string" calcext:value-type="string">
            <text:p>flow_accura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acket_accuracy</text:p>
          </table:table-cell>
          <table:table-cell office:value-type="float" office:value="0.954315" calcext:value-type="float">
            <text:p>0.954315</text:p>
          </table:table-cell>
          <table:table-cell office:value-type="string" calcext:value-type="string">
            <text:p>flow_distance</text:p>
          </table:table-cell>
          <table:table-cell office:value-type="float" office:value="7.85777" calcext:value-type="float">
            <text:p>7.85777</text:p>
          </table:table-cell>
          <table:table-cell office:value-type="string" calcext:value-type="string">
            <text:p>packet_distance</text:p>
          </table:table-cell>
          <table:table-cell office:value-type="float" office:value="0.517635" calcext:value-type="float">
            <text:p>0.517635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ratio</text:p>
          </table:table-cell>
          <table:table-cell office:value-type="float" office:value="0.466667" calcext:value-type="float">
            <text:p>0.466667</text:p>
          </table:table-cell>
          <table:table-cell office:value-type="string" calcext:value-type="string">
            <text:p>flow_accura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acket_accuracy</text:p>
          </table:table-cell>
          <table:table-cell office:value-type="float" office:value="0.949239" calcext:value-type="float">
            <text:p>0.949239</text:p>
          </table:table-cell>
          <table:table-cell office:value-type="string" calcext:value-type="string">
            <text:p>flow_distance</text:p>
          </table:table-cell>
          <table:table-cell office:value-type="float" office:value="7.950934" calcext:value-type="float">
            <text:p>7.950934</text:p>
          </table:table-cell>
          <table:table-cell office:value-type="string" calcext:value-type="string">
            <text:p>packet_distance</text:p>
          </table:table-cell>
          <table:table-cell office:value-type="float" office:value="0.526894" calcext:value-type="float">
            <text:p>0.52689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ratio</text:p>
          </table:table-cell>
          <table:table-cell office:value-type="float" office:value="0.466667" calcext:value-type="float">
            <text:p>0.466667</text:p>
          </table:table-cell>
          <table:table-cell office:value-type="string" calcext:value-type="string">
            <text:p>flow_accura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acket_accuracy</text:p>
          </table:table-cell>
          <table:table-cell office:value-type="float" office:value="0.969543" calcext:value-type="float">
            <text:p>0.969543</text:p>
          </table:table-cell>
          <table:table-cell office:value-type="string" calcext:value-type="string">
            <text:p>flow_distance</text:p>
          </table:table-cell>
          <table:table-cell office:value-type="float" office:value="7.991258" calcext:value-type="float">
            <text:p>7.991258</text:p>
          </table:table-cell>
          <table:table-cell office:value-type="string" calcext:value-type="string">
            <text:p>packet_distance</text:p>
          </table:table-cell>
          <table:table-cell office:value-type="float" office:value="1.413324" calcext:value-type="float">
            <text:p>1.41332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ratio</text:p>
          </table:table-cell>
          <table:table-cell office:value-type="float" office:value="0.466667" calcext:value-type="float">
            <text:p>0.466667</text:p>
          </table:table-cell>
          <table:table-cell office:value-type="string" calcext:value-type="string">
            <text:p>flow_accura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acket_accuracy</text:p>
          </table:table-cell>
          <table:table-cell office:value-type="float" office:value="0.964467" calcext:value-type="float">
            <text:p>0.964467</text:p>
          </table:table-cell>
          <table:table-cell office:value-type="string" calcext:value-type="string">
            <text:p>flow_distance</text:p>
          </table:table-cell>
          <table:table-cell office:value-type="float" office:value="8.406273" calcext:value-type="float">
            <text:p>8.406273</text:p>
          </table:table-cell>
          <table:table-cell office:value-type="string" calcext:value-type="string">
            <text:p>packet_distance</text:p>
          </table:table-cell>
          <table:table-cell office:value-type="float" office:value="1.180693" calcext:value-type="float">
            <text:p>1.18069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ratio</text:p>
          </table:table-cell>
          <table:table-cell office:value-type="float" office:value="0.466667" calcext:value-type="float">
            <text:p>0.466667</text:p>
          </table:table-cell>
          <table:table-cell office:value-type="string" calcext:value-type="string">
            <text:p>flow_accura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acket_accuracy</text:p>
          </table:table-cell>
          <table:table-cell office:value-type="float" office:value="0.954315" calcext:value-type="float">
            <text:p>0.954315</text:p>
          </table:table-cell>
          <table:table-cell office:value-type="string" calcext:value-type="string">
            <text:p>flow_distance</text:p>
          </table:table-cell>
          <table:table-cell office:value-type="float" office:value="8.672018" calcext:value-type="float">
            <text:p>8.672018</text:p>
          </table:table-cell>
          <table:table-cell office:value-type="string" calcext:value-type="string">
            <text:p>packet_distance</text:p>
          </table:table-cell>
          <table:table-cell office:value-type="float" office:value="1.447752" calcext:value-type="float">
            <text:p>1.44775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ratio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flow_accura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acket_accuracy</text:p>
          </table:table-cell>
          <table:table-cell office:value-type="float" office:value="0.954315" calcext:value-type="float">
            <text:p>0.954315</text:p>
          </table:table-cell>
          <table:table-cell office:value-type="string" calcext:value-type="string">
            <text:p>flow_distance</text:p>
          </table:table-cell>
          <table:table-cell office:value-type="float" office:value="10.841487" calcext:value-type="float">
            <text:p>10.841487</text:p>
          </table:table-cell>
          <table:table-cell office:value-type="string" calcext:value-type="string">
            <text:p>packet_distance</text:p>
          </table:table-cell>
          <table:table-cell office:value-type="float" office:value="1.08611" calcext:value-type="float">
            <text:p>1.0861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ratio</text:p>
          </table:table-cell>
          <table:table-cell office:value-type="float" office:value="0.466667" calcext:value-type="float">
            <text:p>0.466667</text:p>
          </table:table-cell>
          <table:table-cell office:value-type="string" calcext:value-type="string">
            <text:p>flow_accura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acket_accuracy</text:p>
          </table:table-cell>
          <table:table-cell office:value-type="float" office:value="0.949239" calcext:value-type="float">
            <text:p>0.949239</text:p>
          </table:table-cell>
          <table:table-cell office:value-type="string" calcext:value-type="string">
            <text:p>flow_distance</text:p>
          </table:table-cell>
          <table:table-cell office:value-type="float" office:value="13.984232" calcext:value-type="float">
            <text:p>13.984232</text:p>
          </table:table-cell>
          <table:table-cell office:value-type="string" calcext:value-type="string">
            <text:p>packet_distance</text:p>
          </table:table-cell>
          <table:table-cell office:value-type="float" office:value="1.192321" calcext:value-type="float">
            <text:p>1.192321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ratio</text:p>
          </table:table-cell>
          <table:table-cell office:value-type="float" office:value="0.466667" calcext:value-type="float">
            <text:p>0.466667</text:p>
          </table:table-cell>
          <table:table-cell office:value-type="string" calcext:value-type="string">
            <text:p>flow_accura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acket_accuracy</text:p>
          </table:table-cell>
          <table:table-cell office:value-type="float" office:value="0.954315" calcext:value-type="float">
            <text:p>0.954315</text:p>
          </table:table-cell>
          <table:table-cell office:value-type="string" calcext:value-type="string">
            <text:p>flow_distance</text:p>
          </table:table-cell>
          <table:table-cell office:value-type="float" office:value="14.50362" calcext:value-type="float">
            <text:p>14.50362</text:p>
          </table:table-cell>
          <table:table-cell office:value-type="string" calcext:value-type="string">
            <text:p>packet_distance</text:p>
          </table:table-cell>
          <table:table-cell office:value-type="float" office:value="4.39708" calcext:value-type="float">
            <text:p>4.39708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ratio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flow_accura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acket_accuracy</text:p>
          </table:table-cell>
          <table:table-cell office:value-type="float" office:value="0.954315" calcext:value-type="float">
            <text:p>0.954315</text:p>
          </table:table-cell>
          <table:table-cell office:value-type="string" calcext:value-type="string">
            <text:p>flow_distance</text:p>
          </table:table-cell>
          <table:table-cell office:value-type="float" office:value="15.168162" calcext:value-type="float">
            <text:p>15.168162</text:p>
          </table:table-cell>
          <table:table-cell office:value-type="string" calcext:value-type="string">
            <text:p>packet_distance</text:p>
          </table:table-cell>
          <table:table-cell office:value-type="float" office:value="2.82823" calcext:value-type="float">
            <text:p>2.82823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ratio</text:p>
          </table:table-cell>
          <table:table-cell office:value-type="float" office:value="0.466667" calcext:value-type="float">
            <text:p>0.466667</text:p>
          </table:table-cell>
          <table:table-cell office:value-type="string" calcext:value-type="string">
            <text:p>flow_accura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acket_accuracy</text:p>
          </table:table-cell>
          <table:table-cell office:value-type="float" office:value="0.969543" calcext:value-type="float">
            <text:p>0.969543</text:p>
          </table:table-cell>
          <table:table-cell office:value-type="string" calcext:value-type="string">
            <text:p>flow_distance</text:p>
          </table:table-cell>
          <table:table-cell office:value-type="float" office:value="15.508462" calcext:value-type="float">
            <text:p>15.508462</text:p>
          </table:table-cell>
          <table:table-cell office:value-type="string" calcext:value-type="string">
            <text:p>packet_distance</text:p>
          </table:table-cell>
          <table:table-cell office:value-type="float" office:value="4.207133" calcext:value-type="float">
            <text:p>4.20713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ratio</text:p>
          </table:table-cell>
          <table:table-cell office:value-type="float" office:value="0.466667" calcext:value-type="float">
            <text:p>0.466667</text:p>
          </table:table-cell>
          <table:table-cell office:value-type="string" calcext:value-type="string">
            <text:p>flow_accura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acket_accuracy</text:p>
          </table:table-cell>
          <table:table-cell office:value-type="float" office:value="0.949239" calcext:value-type="float">
            <text:p>0.949239</text:p>
          </table:table-cell>
          <table:table-cell office:value-type="string" calcext:value-type="string">
            <text:p>flow_distance</text:p>
          </table:table-cell>
          <table:table-cell office:value-type="float" office:value="20.487236" calcext:value-type="float">
            <text:p>20.487236</text:p>
          </table:table-cell>
          <table:table-cell office:value-type="string" calcext:value-type="string">
            <text:p>packet_distance</text:p>
          </table:table-cell>
          <table:table-cell office:value-type="float" office:value="1.272341" calcext:value-type="float">
            <text:p>1.27234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ratio</text:p>
          </table:table-cell>
          <table:table-cell office:value-type="float" office:value="0.466667" calcext:value-type="float">
            <text:p>0.466667</text:p>
          </table:table-cell>
          <table:table-cell office:value-type="string" calcext:value-type="string">
            <text:p>flow_accura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acket_accuracy</text:p>
          </table:table-cell>
          <table:table-cell office:value-type="float" office:value="0.944162" calcext:value-type="float">
            <text:p>0.944162</text:p>
          </table:table-cell>
          <table:table-cell office:value-type="string" calcext:value-type="string">
            <text:p>flow_distance</text:p>
          </table:table-cell>
          <table:table-cell office:value-type="float" office:value="22.833618" calcext:value-type="float">
            <text:p>22.833618</text:p>
          </table:table-cell>
          <table:table-cell office:value-type="string" calcext:value-type="string">
            <text:p>packet_distance</text:p>
          </table:table-cell>
          <table:table-cell office:value-type="float" office:value="1.492424" calcext:value-type="float">
            <text:p>1.49242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ratio</text:p>
          </table:table-cell>
          <table:table-cell office:value-type="float" office:value="0.533333" calcext:value-type="float">
            <text:p>0.533333</text:p>
          </table:table-cell>
          <table:table-cell office:value-type="string" calcext:value-type="string">
            <text:p>flow_accura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acket_accuracy</text:p>
          </table:table-cell>
          <table:table-cell office:value-type="float" office:value="0.949239" calcext:value-type="float">
            <text:p>0.949239</text:p>
          </table:table-cell>
          <table:table-cell office:value-type="string" calcext:value-type="string">
            <text:p>flow_distance</text:p>
          </table:table-cell>
          <table:table-cell office:value-type="float" office:value="29.060575" calcext:value-type="float">
            <text:p>29.060575</text:p>
          </table:table-cell>
          <table:table-cell office:value-type="string" calcext:value-type="string">
            <text:p>packet_distance</text:p>
          </table:table-cell>
          <table:table-cell office:value-type="float" office:value="8.501407" calcext:value-type="float">
            <text:p>8.50140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ratio</text:p>
          </table:table-cell>
          <table:table-cell office:value-type="float" office:value="0.533333" calcext:value-type="float">
            <text:p>0.533333</text:p>
          </table:table-cell>
          <table:table-cell office:value-type="string" calcext:value-type="string">
            <text:p>flow_accura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acket_accuracy</text:p>
          </table:table-cell>
          <table:table-cell office:value-type="float" office:value="0.964467" calcext:value-type="float">
            <text:p>0.964467</text:p>
          </table:table-cell>
          <table:table-cell office:value-type="string" calcext:value-type="string">
            <text:p>flow_distance</text:p>
          </table:table-cell>
          <table:table-cell office:value-type="float" office:value="29.684906" calcext:value-type="float">
            <text:p>29.684906</text:p>
          </table:table-cell>
          <table:table-cell office:value-type="string" calcext:value-type="string">
            <text:p>packet_distance</text:p>
          </table:table-cell>
          <table:table-cell office:value-type="float" office:value="7.932422" calcext:value-type="float">
            <text:p>7.93242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ratio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flow_accura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acket_accuracy</text:p>
          </table:table-cell>
          <table:table-cell office:value-type="float" office:value="0.949239" calcext:value-type="float">
            <text:p>0.949239</text:p>
          </table:table-cell>
          <table:table-cell office:value-type="string" calcext:value-type="string">
            <text:p>flow_distance</text:p>
          </table:table-cell>
          <table:table-cell office:value-type="float" office:value="33.746471" calcext:value-type="float">
            <text:p>33.746471</text:p>
          </table:table-cell>
          <table:table-cell office:value-type="string" calcext:value-type="string">
            <text:p>packet_distance</text:p>
          </table:table-cell>
          <table:table-cell office:value-type="float" office:value="13.366471" calcext:value-type="float">
            <text:p>13.366471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Exploits</text:p>
          </table:table-cell>
          <table:table-cell office:value-type="string" calcext:value-type="string">
            <text:p>ratio</text:p>
          </table:table-cell>
          <table:table-cell office:value-type="float" office:value="0.372093" calcext:value-type="float">
            <text:p>0.372093</text:p>
          </table:table-cell>
          <table:table-cell office:value-type="string" calcext:value-type="string">
            <text:p>flow_accuracy</text:p>
          </table:table-cell>
          <table:table-cell office:value-type="float" office:value="0.945736" calcext:value-type="float">
            <text:p>0.945736</text:p>
          </table:table-cell>
          <table:table-cell office:value-type="string" calcext:value-type="string">
            <text:p>packet_accuracy</text:p>
          </table:table-cell>
          <table:table-cell office:value-type="float" office:value="0.987828" calcext:value-type="float">
            <text:p>0.987828</text:p>
          </table:table-cell>
          <table:table-cell office:value-type="string" calcext:value-type="string">
            <text:p>flow_distance</text:p>
          </table:table-cell>
          <table:table-cell office:value-type="float" office:value="1.543235" calcext:value-type="float">
            <text:p>1.543235</text:p>
          </table:table-cell>
          <table:table-cell office:value-type="string" calcext:value-type="string">
            <text:p>packet_distance</text:p>
          </table:table-cell>
          <table:table-cell office:value-type="float" office:value="0.492021" calcext:value-type="float">
            <text:p>0.49202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Exploits</text:p>
          </table:table-cell>
          <table:table-cell office:value-type="string" calcext:value-type="string">
            <text:p>ratio</text:p>
          </table:table-cell>
          <table:table-cell office:value-type="float" office:value="0.44186" calcext:value-type="float">
            <text:p>0.44186</text:p>
          </table:table-cell>
          <table:table-cell office:value-type="string" calcext:value-type="string">
            <text:p>flow_accuracy</text:p>
          </table:table-cell>
          <table:table-cell office:value-type="float" office:value="0.96124" calcext:value-type="float">
            <text:p>0.96124</text:p>
          </table:table-cell>
          <table:table-cell office:value-type="string" calcext:value-type="string">
            <text:p>packet_accuracy</text:p>
          </table:table-cell>
          <table:table-cell office:value-type="float" office:value="0.991251" calcext:value-type="float">
            <text:p>0.991251</text:p>
          </table:table-cell>
          <table:table-cell office:value-type="string" calcext:value-type="string">
            <text:p>flow_distance</text:p>
          </table:table-cell>
          <table:table-cell office:value-type="float" office:value="5.29722" calcext:value-type="float">
            <text:p>5.29722</text:p>
          </table:table-cell>
          <table:table-cell office:value-type="string" calcext:value-type="string">
            <text:p>packet_distance</text:p>
          </table:table-cell>
          <table:table-cell office:value-type="float" office:value="1.828445" calcext:value-type="float">
            <text:p>1.82844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Exploits</text:p>
          </table:table-cell>
          <table:table-cell office:value-type="string" calcext:value-type="string">
            <text:p>ratio</text:p>
          </table:table-cell>
          <table:table-cell office:value-type="float" office:value="0.488372" calcext:value-type="float">
            <text:p>0.488372</text:p>
          </table:table-cell>
          <table:table-cell office:value-type="string" calcext:value-type="string">
            <text:p>flow_accuracy</text:p>
          </table:table-cell>
          <table:table-cell office:value-type="float" office:value="0.945736" calcext:value-type="float">
            <text:p>0.945736</text:p>
          </table:table-cell>
          <table:table-cell office:value-type="string" calcext:value-type="string">
            <text:p>packet_accuracy</text:p>
          </table:table-cell>
          <table:table-cell office:value-type="float" office:value="0.988589" calcext:value-type="float">
            <text:p>0.988589</text:p>
          </table:table-cell>
          <table:table-cell office:value-type="string" calcext:value-type="string">
            <text:p>flow_distance</text:p>
          </table:table-cell>
          <table:table-cell office:value-type="float" office:value="12.556858" calcext:value-type="float">
            <text:p>12.556858</text:p>
          </table:table-cell>
          <table:table-cell office:value-type="string" calcext:value-type="string">
            <text:p>packet_distance</text:p>
          </table:table-cell>
          <table:table-cell office:value-type="float" office:value="3.324994" calcext:value-type="float">
            <text:p>3.324994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Exploits</text:p>
          </table:table-cell>
          <table:table-cell office:value-type="string" calcext:value-type="string">
            <text:p>ratio</text:p>
          </table:table-cell>
          <table:table-cell office:value-type="float" office:value="0.449612" calcext:value-type="float">
            <text:p>0.449612</text:p>
          </table:table-cell>
          <table:table-cell office:value-type="string" calcext:value-type="string">
            <text:p>flow_accuracy</text:p>
          </table:table-cell>
          <table:table-cell office:value-type="float" office:value="0.96124" calcext:value-type="float">
            <text:p>0.96124</text:p>
          </table:table-cell>
          <table:table-cell office:value-type="string" calcext:value-type="string">
            <text:p>packet_accuracy</text:p>
          </table:table-cell>
          <table:table-cell office:value-type="float" office:value="0.98973" calcext:value-type="float">
            <text:p>0.98973</text:p>
          </table:table-cell>
          <table:table-cell office:value-type="string" calcext:value-type="string">
            <text:p>flow_distance</text:p>
          </table:table-cell>
          <table:table-cell office:value-type="float" office:value="12.980526" calcext:value-type="float">
            <text:p>12.980526</text:p>
          </table:table-cell>
          <table:table-cell office:value-type="string" calcext:value-type="string">
            <text:p>packet_distance</text:p>
          </table:table-cell>
          <table:table-cell office:value-type="float" office:value="4.04475" calcext:value-type="float">
            <text:p>4.0447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Exploits</text:p>
          </table:table-cell>
          <table:table-cell office:value-type="string" calcext:value-type="string">
            <text:p>ratio</text:p>
          </table:table-cell>
          <table:table-cell office:value-type="float" office:value="0.488372" calcext:value-type="float">
            <text:p>0.488372</text:p>
          </table:table-cell>
          <table:table-cell office:value-type="string" calcext:value-type="string">
            <text:p>flow_accuracy</text:p>
          </table:table-cell>
          <table:table-cell office:value-type="float" office:value="0.96124" calcext:value-type="float">
            <text:p>0.96124</text:p>
          </table:table-cell>
          <table:table-cell office:value-type="string" calcext:value-type="string">
            <text:p>packet_accuracy</text:p>
          </table:table-cell>
          <table:table-cell office:value-type="float" office:value="0.990871" calcext:value-type="float">
            <text:p>0.990871</text:p>
          </table:table-cell>
          <table:table-cell office:value-type="string" calcext:value-type="string">
            <text:p>flow_distance</text:p>
          </table:table-cell>
          <table:table-cell office:value-type="float" office:value="26.504507" calcext:value-type="float">
            <text:p>26.504507</text:p>
          </table:table-cell>
          <table:table-cell office:value-type="string" calcext:value-type="string">
            <text:p>packet_distance</text:p>
          </table:table-cell>
          <table:table-cell office:value-type="float" office:value="7.0668" calcext:value-type="float">
            <text:p>7.066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Exploits</text:p>
          </table:table-cell>
          <table:table-cell office:value-type="string" calcext:value-type="string">
            <text:p>ratio</text:p>
          </table:table-cell>
          <table:table-cell office:value-type="float" office:value="0.488372" calcext:value-type="float">
            <text:p>0.488372</text:p>
          </table:table-cell>
          <table:table-cell office:value-type="string" calcext:value-type="string">
            <text:p>flow_accuracy</text:p>
          </table:table-cell>
          <table:table-cell office:value-type="float" office:value="0.96124" calcext:value-type="float">
            <text:p>0.96124</text:p>
          </table:table-cell>
          <table:table-cell office:value-type="string" calcext:value-type="string">
            <text:p>packet_accuracy</text:p>
          </table:table-cell>
          <table:table-cell office:value-type="float" office:value="0.990871" calcext:value-type="float">
            <text:p>0.990871</text:p>
          </table:table-cell>
          <table:table-cell office:value-type="string" calcext:value-type="string">
            <text:p>flow_distance</text:p>
          </table:table-cell>
          <table:table-cell office:value-type="float" office:value="35.70956" calcext:value-type="float">
            <text:p>35.70956</text:p>
          </table:table-cell>
          <table:table-cell office:value-type="string" calcext:value-type="string">
            <text:p>packet_distance</text:p>
          </table:table-cell>
          <table:table-cell office:value-type="float" office:value="9.157195" calcext:value-type="float">
            <text:p>9.15719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Exploits</text:p>
          </table:table-cell>
          <table:table-cell office:value-type="string" calcext:value-type="string">
            <text:p>ratio</text:p>
          </table:table-cell>
          <table:table-cell office:value-type="float" office:value="0.550388" calcext:value-type="float">
            <text:p>0.550388</text:p>
          </table:table-cell>
          <table:table-cell office:value-type="string" calcext:value-type="string">
            <text:p>flow_accuracy</text:p>
          </table:table-cell>
          <table:table-cell office:value-type="float" office:value="0.96124" calcext:value-type="float">
            <text:p>0.96124</text:p>
          </table:table-cell>
          <table:table-cell office:value-type="string" calcext:value-type="string">
            <text:p>packet_accuracy</text:p>
          </table:table-cell>
          <table:table-cell office:value-type="float" office:value="0.98973" calcext:value-type="float">
            <text:p>0.98973</text:p>
          </table:table-cell>
          <table:table-cell office:value-type="string" calcext:value-type="string">
            <text:p>flow_distance</text:p>
          </table:table-cell>
          <table:table-cell office:value-type="float" office:value="35.747494" calcext:value-type="float">
            <text:p>35.747494</text:p>
          </table:table-cell>
          <table:table-cell office:value-type="string" calcext:value-type="string">
            <text:p>packet_distance</text:p>
          </table:table-cell>
          <table:table-cell office:value-type="float" office:value="11.738125" calcext:value-type="float">
            <text:p>11.738125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Exploits</text:p>
          </table:table-cell>
          <table:table-cell office:value-type="string" calcext:value-type="string">
            <text:p>ratio</text:p>
          </table:table-cell>
          <table:table-cell office:value-type="float" office:value="0.496124" calcext:value-type="float">
            <text:p>0.496124</text:p>
          </table:table-cell>
          <table:table-cell office:value-type="string" calcext:value-type="string">
            <text:p>flow_accuracy</text:p>
          </table:table-cell>
          <table:table-cell office:value-type="float" office:value="0.96124" calcext:value-type="float">
            <text:p>0.96124</text:p>
          </table:table-cell>
          <table:table-cell office:value-type="string" calcext:value-type="string">
            <text:p>packet_accuracy</text:p>
          </table:table-cell>
          <table:table-cell office:value-type="float" office:value="0.99011" calcext:value-type="float">
            <text:p>0.99011</text:p>
          </table:table-cell>
          <table:table-cell office:value-type="string" calcext:value-type="string">
            <text:p>flow_distance</text:p>
          </table:table-cell>
          <table:table-cell office:value-type="float" office:value="37.527481" calcext:value-type="float">
            <text:p>37.527481</text:p>
          </table:table-cell>
          <table:table-cell office:value-type="string" calcext:value-type="string">
            <text:p>packet_distance</text:p>
          </table:table-cell>
          <table:table-cell office:value-type="float" office:value="9.554081" calcext:value-type="float">
            <text:p>9.55408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Exploits</text:p>
          </table:table-cell>
          <table:table-cell office:value-type="string" calcext:value-type="string">
            <text:p>ratio</text:p>
          </table:table-cell>
          <table:table-cell office:value-type="float" office:value="0.465116" calcext:value-type="float">
            <text:p>0.465116</text:p>
          </table:table-cell>
          <table:table-cell office:value-type="string" calcext:value-type="string">
            <text:p>flow_accuracy</text:p>
          </table:table-cell>
          <table:table-cell office:value-type="float" office:value="0.953488" calcext:value-type="float">
            <text:p>0.953488</text:p>
          </table:table-cell>
          <table:table-cell office:value-type="string" calcext:value-type="string">
            <text:p>packet_accuracy</text:p>
          </table:table-cell>
          <table:table-cell office:value-type="float" office:value="0.988969" calcext:value-type="float">
            <text:p>0.988969</text:p>
          </table:table-cell>
          <table:table-cell office:value-type="string" calcext:value-type="string">
            <text:p>flow_distance</text:p>
          </table:table-cell>
          <table:table-cell office:value-type="float" office:value="38.780727" calcext:value-type="float">
            <text:p>38.780727</text:p>
          </table:table-cell>
          <table:table-cell office:value-type="string" calcext:value-type="string">
            <text:p>packet_distance</text:p>
          </table:table-cell>
          <table:table-cell office:value-type="float" office:value="11.21238" calcext:value-type="float">
            <text:p>11.2123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Exploits</text:p>
          </table:table-cell>
          <table:table-cell office:value-type="string" calcext:value-type="string">
            <text:p>ratio</text:p>
          </table:table-cell>
          <table:table-cell office:value-type="float" office:value="0.503876" calcext:value-type="float">
            <text:p>0.503876</text:p>
          </table:table-cell>
          <table:table-cell office:value-type="string" calcext:value-type="string">
            <text:p>flow_accuracy</text:p>
          </table:table-cell>
          <table:table-cell office:value-type="float" office:value="0.96124" calcext:value-type="float">
            <text:p>0.96124</text:p>
          </table:table-cell>
          <table:table-cell office:value-type="string" calcext:value-type="string">
            <text:p>packet_accuracy</text:p>
          </table:table-cell>
          <table:table-cell office:value-type="float" office:value="0.99011" calcext:value-type="float">
            <text:p>0.99011</text:p>
          </table:table-cell>
          <table:table-cell office:value-type="string" calcext:value-type="string">
            <text:p>flow_distance</text:p>
          </table:table-cell>
          <table:table-cell office:value-type="float" office:value="42.235641" calcext:value-type="float">
            <text:p>42.235641</text:p>
          </table:table-cell>
          <table:table-cell office:value-type="string" calcext:value-type="string">
            <text:p>packet_distance</text:p>
          </table:table-cell>
          <table:table-cell office:value-type="float" office:value="10.399888" calcext:value-type="float">
            <text:p>10.39988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Exploits</text:p>
          </table:table-cell>
          <table:table-cell office:value-type="string" calcext:value-type="string">
            <text:p>ratio</text:p>
          </table:table-cell>
          <table:table-cell office:value-type="float" office:value="0.658915" calcext:value-type="float">
            <text:p>0.658915</text:p>
          </table:table-cell>
          <table:table-cell office:value-type="string" calcext:value-type="string">
            <text:p>flow_accuracy</text:p>
          </table:table-cell>
          <table:table-cell office:value-type="float" office:value="0.968992" calcext:value-type="float">
            <text:p>0.968992</text:p>
          </table:table-cell>
          <table:table-cell office:value-type="string" calcext:value-type="string">
            <text:p>packet_accuracy</text:p>
          </table:table-cell>
          <table:table-cell office:value-type="float" office:value="0.988969" calcext:value-type="float">
            <text:p>0.988969</text:p>
          </table:table-cell>
          <table:table-cell office:value-type="string" calcext:value-type="string">
            <text:p>flow_distance</text:p>
          </table:table-cell>
          <table:table-cell office:value-type="float" office:value="44.68924" calcext:value-type="float">
            <text:p>44.68924</text:p>
          </table:table-cell>
          <table:table-cell office:value-type="string" calcext:value-type="string">
            <text:p>packet_distance</text:p>
          </table:table-cell>
          <table:table-cell office:value-type="float" office:value="13.346914" calcext:value-type="float">
            <text:p>13.346914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Exploits</text:p>
          </table:table-cell>
          <table:table-cell office:value-type="string" calcext:value-type="string">
            <text:p>ratio</text:p>
          </table:table-cell>
          <table:table-cell office:value-type="float" office:value="0.496124" calcext:value-type="float">
            <text:p>0.496124</text:p>
          </table:table-cell>
          <table:table-cell office:value-type="string" calcext:value-type="string">
            <text:p>flow_accuracy</text:p>
          </table:table-cell>
          <table:table-cell office:value-type="float" office:value="0.96124" calcext:value-type="float">
            <text:p>0.96124</text:p>
          </table:table-cell>
          <table:table-cell office:value-type="string" calcext:value-type="string">
            <text:p>packet_accuracy</text:p>
          </table:table-cell>
          <table:table-cell office:value-type="float" office:value="0.99011" calcext:value-type="float">
            <text:p>0.99011</text:p>
          </table:table-cell>
          <table:table-cell office:value-type="string" calcext:value-type="string">
            <text:p>flow_distance</text:p>
          </table:table-cell>
          <table:table-cell office:value-type="float" office:value="45.787216" calcext:value-type="float">
            <text:p>45.787216</text:p>
          </table:table-cell>
          <table:table-cell office:value-type="string" calcext:value-type="string">
            <text:p>packet_distance</text:p>
          </table:table-cell>
          <table:table-cell office:value-type="float" office:value="11.653081" calcext:value-type="float">
            <text:p>11.653081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Exploits</text:p>
          </table:table-cell>
          <table:table-cell office:value-type="string" calcext:value-type="string">
            <text:p>ratio</text:p>
          </table:table-cell>
          <table:table-cell office:value-type="float" office:value="0.620155" calcext:value-type="float">
            <text:p>0.620155</text:p>
          </table:table-cell>
          <table:table-cell office:value-type="string" calcext:value-type="string">
            <text:p>flow_accuracy</text:p>
          </table:table-cell>
          <table:table-cell office:value-type="float" office:value="0.96124" calcext:value-type="float">
            <text:p>0.96124</text:p>
          </table:table-cell>
          <table:table-cell office:value-type="string" calcext:value-type="string">
            <text:p>packet_accuracy</text:p>
          </table:table-cell>
          <table:table-cell office:value-type="float" office:value="0.98973" calcext:value-type="float">
            <text:p>0.98973</text:p>
          </table:table-cell>
          <table:table-cell office:value-type="string" calcext:value-type="string">
            <text:p>flow_distance</text:p>
          </table:table-cell>
          <table:table-cell office:value-type="float" office:value="47.024109" calcext:value-type="float">
            <text:p>47.024109</text:p>
          </table:table-cell>
          <table:table-cell office:value-type="string" calcext:value-type="string">
            <text:p>packet_distance</text:p>
          </table:table-cell>
          <table:table-cell office:value-type="float" office:value="13.007058" calcext:value-type="float">
            <text:p>13.007058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Exploits</text:p>
          </table:table-cell>
          <table:table-cell office:value-type="string" calcext:value-type="string">
            <text:p>ratio</text:p>
          </table:table-cell>
          <table:table-cell office:value-type="float" office:value="0.565891" calcext:value-type="float">
            <text:p>0.565891</text:p>
          </table:table-cell>
          <table:table-cell office:value-type="string" calcext:value-type="string">
            <text:p>flow_accuracy</text:p>
          </table:table-cell>
          <table:table-cell office:value-type="float" office:value="0.96124" calcext:value-type="float">
            <text:p>0.96124</text:p>
          </table:table-cell>
          <table:table-cell office:value-type="string" calcext:value-type="string">
            <text:p>packet_accuracy</text:p>
          </table:table-cell>
          <table:table-cell office:value-type="float" office:value="0.990491" calcext:value-type="float">
            <text:p>0.990491</text:p>
          </table:table-cell>
          <table:table-cell office:value-type="string" calcext:value-type="string">
            <text:p>flow_distance</text:p>
          </table:table-cell>
          <table:table-cell office:value-type="float" office:value="47.10157" calcext:value-type="float">
            <text:p>47.10157</text:p>
          </table:table-cell>
          <table:table-cell office:value-type="string" calcext:value-type="string">
            <text:p>packet_distance</text:p>
          </table:table-cell>
          <table:table-cell office:value-type="float" office:value="14.064505" calcext:value-type="float">
            <text:p>14.06450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Exploits</text:p>
          </table:table-cell>
          <table:table-cell office:value-type="string" calcext:value-type="string">
            <text:p>ratio</text:p>
          </table:table-cell>
          <table:table-cell office:value-type="float" office:value="0.511628" calcext:value-type="float">
            <text:p>0.511628</text:p>
          </table:table-cell>
          <table:table-cell office:value-type="string" calcext:value-type="string">
            <text:p>flow_accuracy</text:p>
          </table:table-cell>
          <table:table-cell office:value-type="float" office:value="0.953488" calcext:value-type="float">
            <text:p>0.953488</text:p>
          </table:table-cell>
          <table:table-cell office:value-type="string" calcext:value-type="string">
            <text:p>packet_accuracy</text:p>
          </table:table-cell>
          <table:table-cell office:value-type="float" office:value="0.987448" calcext:value-type="float">
            <text:p>0.987448</text:p>
          </table:table-cell>
          <table:table-cell office:value-type="string" calcext:value-type="string">
            <text:p>flow_distance</text:p>
          </table:table-cell>
          <table:table-cell office:value-type="float" office:value="50.063683" calcext:value-type="float">
            <text:p>50.063683</text:p>
          </table:table-cell>
          <table:table-cell office:value-type="string" calcext:value-type="string">
            <text:p>packet_distance</text:p>
          </table:table-cell>
          <table:table-cell office:value-type="float" office:value="13.32854" calcext:value-type="float">
            <text:p>13.3285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Exploits</text:p>
          </table:table-cell>
          <table:table-cell office:value-type="string" calcext:value-type="string">
            <text:p>ratio</text:p>
          </table:table-cell>
          <table:table-cell office:value-type="float" office:value="0.51938" calcext:value-type="float">
            <text:p>0.51938</text:p>
          </table:table-cell>
          <table:table-cell office:value-type="string" calcext:value-type="string">
            <text:p>flow_accuracy</text:p>
          </table:table-cell>
          <table:table-cell office:value-type="float" office:value="0.96124" calcext:value-type="float">
            <text:p>0.96124</text:p>
          </table:table-cell>
          <table:table-cell office:value-type="string" calcext:value-type="string">
            <text:p>packet_accuracy</text:p>
          </table:table-cell>
          <table:table-cell office:value-type="float" office:value="0.99011" calcext:value-type="float">
            <text:p>0.99011</text:p>
          </table:table-cell>
          <table:table-cell office:value-type="string" calcext:value-type="string">
            <text:p>flow_distance</text:p>
          </table:table-cell>
          <table:table-cell office:value-type="float" office:value="50.448849" calcext:value-type="float">
            <text:p>50.448849</text:p>
          </table:table-cell>
          <table:table-cell office:value-type="string" calcext:value-type="string">
            <text:p>packet_distance</text:p>
          </table:table-cell>
          <table:table-cell office:value-type="float" office:value="13.813768" calcext:value-type="float">
            <text:p>13.813768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Exploits</text:p>
          </table:table-cell>
          <table:table-cell office:value-type="string" calcext:value-type="string">
            <text:p>ratio</text:p>
          </table:table-cell>
          <table:table-cell office:value-type="float" office:value="0.565891" calcext:value-type="float">
            <text:p>0.565891</text:p>
          </table:table-cell>
          <table:table-cell office:value-type="string" calcext:value-type="string">
            <text:p>flow_accuracy</text:p>
          </table:table-cell>
          <table:table-cell office:value-type="float" office:value="0.96124" calcext:value-type="float">
            <text:p>0.96124</text:p>
          </table:table-cell>
          <table:table-cell office:value-type="string" calcext:value-type="string">
            <text:p>packet_accuracy</text:p>
          </table:table-cell>
          <table:table-cell office:value-type="float" office:value="0.990491" calcext:value-type="float">
            <text:p>0.990491</text:p>
          </table:table-cell>
          <table:table-cell office:value-type="string" calcext:value-type="string">
            <text:p>flow_distance</text:p>
          </table:table-cell>
          <table:table-cell office:value-type="float" office:value="53.202549" calcext:value-type="float">
            <text:p>53.202549</text:p>
          </table:table-cell>
          <table:table-cell office:value-type="string" calcext:value-type="string">
            <text:p>packet_distance</text:p>
          </table:table-cell>
          <table:table-cell office:value-type="float" office:value="15.512207" calcext:value-type="float">
            <text:p>15.51220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Exploits</text:p>
          </table:table-cell>
          <table:table-cell office:value-type="string" calcext:value-type="string">
            <text:p>ratio</text:p>
          </table:table-cell>
          <table:table-cell office:value-type="float" office:value="0.620155" calcext:value-type="float">
            <text:p>0.620155</text:p>
          </table:table-cell>
          <table:table-cell office:value-type="string" calcext:value-type="string">
            <text:p>flow_accuracy</text:p>
          </table:table-cell>
          <table:table-cell office:value-type="float" office:value="0.96124" calcext:value-type="float">
            <text:p>0.96124</text:p>
          </table:table-cell>
          <table:table-cell office:value-type="string" calcext:value-type="string">
            <text:p>packet_accuracy</text:p>
          </table:table-cell>
          <table:table-cell office:value-type="float" office:value="0.988208" calcext:value-type="float">
            <text:p>0.988208</text:p>
          </table:table-cell>
          <table:table-cell office:value-type="string" calcext:value-type="string">
            <text:p>flow_distance</text:p>
          </table:table-cell>
          <table:table-cell office:value-type="float" office:value="56.498352" calcext:value-type="float">
            <text:p>56.498352</text:p>
          </table:table-cell>
          <table:table-cell office:value-type="string" calcext:value-type="string">
            <text:p>packet_distance</text:p>
          </table:table-cell>
          <table:table-cell office:value-type="float" office:value="15.652891" calcext:value-type="float">
            <text:p>15.65289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Exploits</text:p>
          </table:table-cell>
          <table:table-cell office:value-type="string" calcext:value-type="string">
            <text:p>ratio</text:p>
          </table:table-cell>
          <table:table-cell office:value-type="float" office:value="0.612403" calcext:value-type="float">
            <text:p>0.612403</text:p>
          </table:table-cell>
          <table:table-cell office:value-type="string" calcext:value-type="string">
            <text:p>flow_accuracy</text:p>
          </table:table-cell>
          <table:table-cell office:value-type="float" office:value="0.968992" calcext:value-type="float">
            <text:p>0.968992</text:p>
          </table:table-cell>
          <table:table-cell office:value-type="string" calcext:value-type="string">
            <text:p>packet_accuracy</text:p>
          </table:table-cell>
          <table:table-cell office:value-type="float" office:value="0.99011" calcext:value-type="float">
            <text:p>0.99011</text:p>
          </table:table-cell>
          <table:table-cell office:value-type="string" calcext:value-type="string">
            <text:p>flow_distance</text:p>
          </table:table-cell>
          <table:table-cell office:value-type="float" office:value="59.70332" calcext:value-type="float">
            <text:p>59.70332</text:p>
          </table:table-cell>
          <table:table-cell office:value-type="string" calcext:value-type="string">
            <text:p>packet_distance</text:p>
          </table:table-cell>
          <table:table-cell office:value-type="float" office:value="19.300765" calcext:value-type="float">
            <text:p>19.300765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Fuzzers</text:p>
          </table:table-cell>
          <table:table-cell office:value-type="string" calcext:value-type="string">
            <text:p>ratio</text:p>
          </table:table-cell>
          <table:table-cell office:value-type="float" office:value="0.482353" calcext:value-type="float">
            <text:p>0.482353</text:p>
          </table:table-cell>
          <table:table-cell office:value-type="string" calcext:value-type="string">
            <text:p>flow_accuracy</text:p>
          </table:table-cell>
          <table:table-cell office:value-type="float" office:value="0.647059" calcext:value-type="float">
            <text:p>0.647059</text:p>
          </table:table-cell>
          <table:table-cell office:value-type="string" calcext:value-type="string">
            <text:p>packet_accuracy</text:p>
          </table:table-cell>
          <table:table-cell office:value-type="float" office:value="0.904018" calcext:value-type="float">
            <text:p>0.904018</text:p>
          </table:table-cell>
          <table:table-cell office:value-type="string" calcext:value-type="string">
            <text:p>flow_distance</text:p>
          </table:table-cell>
          <table:table-cell office:value-type="float" office:value="1.023269" calcext:value-type="float">
            <text:p>1.023269</text:p>
          </table:table-cell>
          <table:table-cell office:value-type="string" calcext:value-type="string">
            <text:p>packet_distance</text:p>
          </table:table-cell>
          <table:table-cell office:value-type="float" office:value="0.385097" calcext:value-type="float">
            <text:p>0.385097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Fuzzers</text:p>
          </table:table-cell>
          <table:table-cell office:value-type="string" calcext:value-type="string">
            <text:p>ratio</text:p>
          </table:table-cell>
          <table:table-cell office:value-type="float" office:value="0.470588" calcext:value-type="float">
            <text:p>0.470588</text:p>
          </table:table-cell>
          <table:table-cell office:value-type="string" calcext:value-type="string">
            <text:p>flow_accuracy</text:p>
          </table:table-cell>
          <table:table-cell office:value-type="float" office:value="0.776471" calcext:value-type="float">
            <text:p>0.776471</text:p>
          </table:table-cell>
          <table:table-cell office:value-type="string" calcext:value-type="string">
            <text:p>packet_accuracy</text:p>
          </table:table-cell>
          <table:table-cell office:value-type="float" office:value="0.957589" calcext:value-type="float">
            <text:p>0.957589</text:p>
          </table:table-cell>
          <table:table-cell office:value-type="string" calcext:value-type="string">
            <text:p>flow_distance</text:p>
          </table:table-cell>
          <table:table-cell office:value-type="float" office:value="3.859926" calcext:value-type="float">
            <text:p>3.859926</text:p>
          </table:table-cell>
          <table:table-cell office:value-type="string" calcext:value-type="string">
            <text:p>packet_distance</text:p>
          </table:table-cell>
          <table:table-cell office:value-type="float" office:value="1.141076" calcext:value-type="float">
            <text:p>1.14107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Fuzzers</text:p>
          </table:table-cell>
          <table:table-cell office:value-type="string" calcext:value-type="string">
            <text:p>ratio</text:p>
          </table:table-cell>
          <table:table-cell office:value-type="float" office:value="0.517647" calcext:value-type="float">
            <text:p>0.517647</text:p>
          </table:table-cell>
          <table:table-cell office:value-type="string" calcext:value-type="string">
            <text:p>flow_accuracy</text:p>
          </table:table-cell>
          <table:table-cell office:value-type="float" office:value="0.682353" calcext:value-type="float">
            <text:p>0.682353</text:p>
          </table:table-cell>
          <table:table-cell office:value-type="string" calcext:value-type="string">
            <text:p>packet_accuracy</text:p>
          </table:table-cell>
          <table:table-cell office:value-type="float" office:value="0.91183" calcext:value-type="float">
            <text:p>0.91183</text:p>
          </table:table-cell>
          <table:table-cell office:value-type="string" calcext:value-type="string">
            <text:p>flow_distance</text:p>
          </table:table-cell>
          <table:table-cell office:value-type="float" office:value="5.272829" calcext:value-type="float">
            <text:p>5.272829</text:p>
          </table:table-cell>
          <table:table-cell office:value-type="string" calcext:value-type="string">
            <text:p>packet_distance</text:p>
          </table:table-cell>
          <table:table-cell office:value-type="float" office:value="1.328079" calcext:value-type="float">
            <text:p>1.32807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Fuzzers</text:p>
          </table:table-cell>
          <table:table-cell office:value-type="string" calcext:value-type="string">
            <text:p>ratio</text:p>
          </table:table-cell>
          <table:table-cell office:value-type="float" office:value="0.458824" calcext:value-type="float">
            <text:p>0.458824</text:p>
          </table:table-cell>
          <table:table-cell office:value-type="string" calcext:value-type="string">
            <text:p>flow_accuracy</text:p>
          </table:table-cell>
          <table:table-cell office:value-type="float" office:value="0.658824" calcext:value-type="float">
            <text:p>0.658824</text:p>
          </table:table-cell>
          <table:table-cell office:value-type="string" calcext:value-type="string">
            <text:p>packet_accuracy</text:p>
          </table:table-cell>
          <table:table-cell office:value-type="float" office:value="0.881696" calcext:value-type="float">
            <text:p>0.881696</text:p>
          </table:table-cell>
          <table:table-cell office:value-type="string" calcext:value-type="string">
            <text:p>flow_distance</text:p>
          </table:table-cell>
          <table:table-cell office:value-type="float" office:value="5.743886" calcext:value-type="float">
            <text:p>5.743886</text:p>
          </table:table-cell>
          <table:table-cell office:value-type="string" calcext:value-type="string">
            <text:p>packet_distance</text:p>
          </table:table-cell>
          <table:table-cell office:value-type="float" office:value="1.652218" calcext:value-type="float">
            <text:p>1.652218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Fuzzers</text:p>
          </table:table-cell>
          <table:table-cell office:value-type="string" calcext:value-type="string">
            <text:p>ratio</text:p>
          </table:table-cell>
          <table:table-cell office:value-type="float" office:value="0.494118" calcext:value-type="float">
            <text:p>0.494118</text:p>
          </table:table-cell>
          <table:table-cell office:value-type="string" calcext:value-type="string">
            <text:p>flow_accuracy</text:p>
          </table:table-cell>
          <table:table-cell office:value-type="float" office:value="0.729412" calcext:value-type="float">
            <text:p>0.729412</text:p>
          </table:table-cell>
          <table:table-cell office:value-type="string" calcext:value-type="string">
            <text:p>packet_accuracy</text:p>
          </table:table-cell>
          <table:table-cell office:value-type="float" office:value="0.93192" calcext:value-type="float">
            <text:p>0.93192</text:p>
          </table:table-cell>
          <table:table-cell office:value-type="string" calcext:value-type="string">
            <text:p>flow_distance</text:p>
          </table:table-cell>
          <table:table-cell office:value-type="float" office:value="10.044403" calcext:value-type="float">
            <text:p>10.044403</text:p>
          </table:table-cell>
          <table:table-cell office:value-type="string" calcext:value-type="string">
            <text:p>packet_distance</text:p>
          </table:table-cell>
          <table:table-cell office:value-type="float" office:value="4.363903" calcext:value-type="float">
            <text:p>4.36390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Fuzzers</text:p>
          </table:table-cell>
          <table:table-cell office:value-type="string" calcext:value-type="string">
            <text:p>ratio</text:p>
          </table:table-cell>
          <table:table-cell office:value-type="float" office:value="0.588235" calcext:value-type="float">
            <text:p>0.588235</text:p>
          </table:table-cell>
          <table:table-cell office:value-type="string" calcext:value-type="string">
            <text:p>flow_accuracy</text:p>
          </table:table-cell>
          <table:table-cell office:value-type="float" office:value="0.705882" calcext:value-type="float">
            <text:p>0.705882</text:p>
          </table:table-cell>
          <table:table-cell office:value-type="string" calcext:value-type="string">
            <text:p>packet_accuracy</text:p>
          </table:table-cell>
          <table:table-cell office:value-type="float" office:value="0.93192" calcext:value-type="float">
            <text:p>0.93192</text:p>
          </table:table-cell>
          <table:table-cell office:value-type="string" calcext:value-type="string">
            <text:p>flow_distance</text:p>
          </table:table-cell>
          <table:table-cell office:value-type="float" office:value="13.691625" calcext:value-type="float">
            <text:p>13.691625</text:p>
          </table:table-cell>
          <table:table-cell office:value-type="string" calcext:value-type="string">
            <text:p>packet_distance</text:p>
          </table:table-cell>
          <table:table-cell office:value-type="float" office:value="1.884343" calcext:value-type="float">
            <text:p>1.88434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Fuzzers</text:p>
          </table:table-cell>
          <table:table-cell office:value-type="string" calcext:value-type="string">
            <text:p>ratio</text:p>
          </table:table-cell>
          <table:table-cell office:value-type="float" office:value="0.576471" calcext:value-type="float">
            <text:p>0.576471</text:p>
          </table:table-cell>
          <table:table-cell office:value-type="string" calcext:value-type="string">
            <text:p>flow_accuracy</text:p>
          </table:table-cell>
          <table:table-cell office:value-type="float" office:value="0.682353" calcext:value-type="float">
            <text:p>0.682353</text:p>
          </table:table-cell>
          <table:table-cell office:value-type="string" calcext:value-type="string">
            <text:p>packet_accuracy</text:p>
          </table:table-cell>
          <table:table-cell office:value-type="float" office:value="0.888393" calcext:value-type="float">
            <text:p>0.888393</text:p>
          </table:table-cell>
          <table:table-cell office:value-type="string" calcext:value-type="string">
            <text:p>flow_distance</text:p>
          </table:table-cell>
          <table:table-cell office:value-type="float" office:value="13.956307" calcext:value-type="float">
            <text:p>13.956307</text:p>
          </table:table-cell>
          <table:table-cell office:value-type="string" calcext:value-type="string">
            <text:p>packet_distance</text:p>
          </table:table-cell>
          <table:table-cell office:value-type="float" office:value="4.498229" calcext:value-type="float">
            <text:p>4.49822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Fuzzers</text:p>
          </table:table-cell>
          <table:table-cell office:value-type="string" calcext:value-type="string">
            <text:p>ratio</text:p>
          </table:table-cell>
          <table:table-cell office:value-type="float" office:value="0.529412" calcext:value-type="float">
            <text:p>0.529412</text:p>
          </table:table-cell>
          <table:table-cell office:value-type="string" calcext:value-type="string">
            <text:p>flow_accuracy</text:p>
          </table:table-cell>
          <table:table-cell office:value-type="float" office:value="0.694118" calcext:value-type="float">
            <text:p>0.694118</text:p>
          </table:table-cell>
          <table:table-cell office:value-type="string" calcext:value-type="string">
            <text:p>packet_accuracy</text:p>
          </table:table-cell>
          <table:table-cell office:value-type="float" office:value="0.920759" calcext:value-type="float">
            <text:p>0.920759</text:p>
          </table:table-cell>
          <table:table-cell office:value-type="string" calcext:value-type="string">
            <text:p>flow_distance</text:p>
          </table:table-cell>
          <table:table-cell office:value-type="float" office:value="14.069547" calcext:value-type="float">
            <text:p>14.069547</text:p>
          </table:table-cell>
          <table:table-cell office:value-type="string" calcext:value-type="string">
            <text:p>packet_distance</text:p>
          </table:table-cell>
          <table:table-cell office:value-type="float" office:value="4.637564" calcext:value-type="float">
            <text:p>4.63756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Fuzzers</text:p>
          </table:table-cell>
          <table:table-cell office:value-type="string" calcext:value-type="string">
            <text:p>ratio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flow_accuracy</text:p>
          </table:table-cell>
          <table:table-cell office:value-type="float" office:value="0.717647" calcext:value-type="float">
            <text:p>0.717647</text:p>
          </table:table-cell>
          <table:table-cell office:value-type="string" calcext:value-type="string">
            <text:p>packet_accuracy</text:p>
          </table:table-cell>
          <table:table-cell office:value-type="float" office:value="0.898438" calcext:value-type="float">
            <text:p>0.898438</text:p>
          </table:table-cell>
          <table:table-cell office:value-type="string" calcext:value-type="string">
            <text:p>flow_distance</text:p>
          </table:table-cell>
          <table:table-cell office:value-type="float" office:value="14.075501" calcext:value-type="float">
            <text:p>14.075501</text:p>
          </table:table-cell>
          <table:table-cell office:value-type="string" calcext:value-type="string">
            <text:p>packet_distance</text:p>
          </table:table-cell>
          <table:table-cell office:value-type="float" office:value="2.032654" calcext:value-type="float">
            <text:p>2.03265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Fuzzers</text:p>
          </table:table-cell>
          <table:table-cell office:value-type="string" calcext:value-type="string">
            <text:p>ratio</text:p>
          </table:table-cell>
          <table:table-cell office:value-type="float" office:value="0.576471" calcext:value-type="float">
            <text:p>0.576471</text:p>
          </table:table-cell>
          <table:table-cell office:value-type="string" calcext:value-type="string">
            <text:p>flow_accuracy</text:p>
          </table:table-cell>
          <table:table-cell office:value-type="float" office:value="0.717647" calcext:value-type="float">
            <text:p>0.717647</text:p>
          </table:table-cell>
          <table:table-cell office:value-type="string" calcext:value-type="string">
            <text:p>packet_accuracy</text:p>
          </table:table-cell>
          <table:table-cell office:value-type="float" office:value="0.925223" calcext:value-type="float">
            <text:p>0.925223</text:p>
          </table:table-cell>
          <table:table-cell office:value-type="string" calcext:value-type="string">
            <text:p>flow_distance</text:p>
          </table:table-cell>
          <table:table-cell office:value-type="float" office:value="16.164759" calcext:value-type="float">
            <text:p>16.164759</text:p>
          </table:table-cell>
          <table:table-cell office:value-type="string" calcext:value-type="string">
            <text:p>packet_distance</text:p>
          </table:table-cell>
          <table:table-cell office:value-type="float" office:value="4.875395" calcext:value-type="float">
            <text:p>4.875395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Fuzzers</text:p>
          </table:table-cell>
          <table:table-cell office:value-type="string" calcext:value-type="string">
            <text:p>ratio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flow_accuracy</text:p>
          </table:table-cell>
          <table:table-cell office:value-type="float" office:value="0.717647" calcext:value-type="float">
            <text:p>0.717647</text:p>
          </table:table-cell>
          <table:table-cell office:value-type="string" calcext:value-type="string">
            <text:p>packet_accuracy</text:p>
          </table:table-cell>
          <table:table-cell office:value-type="float" office:value="0.927455" calcext:value-type="float">
            <text:p>0.927455</text:p>
          </table:table-cell>
          <table:table-cell office:value-type="string" calcext:value-type="string">
            <text:p>flow_distance</text:p>
          </table:table-cell>
          <table:table-cell office:value-type="float" office:value="18.105536" calcext:value-type="float">
            <text:p>18.105536</text:p>
          </table:table-cell>
          <table:table-cell office:value-type="string" calcext:value-type="string">
            <text:p>packet_distance</text:p>
          </table:table-cell>
          <table:table-cell office:value-type="float" office:value="3.871942" calcext:value-type="float">
            <text:p>3.871942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Fuzzers</text:p>
          </table:table-cell>
          <table:table-cell office:value-type="string" calcext:value-type="string">
            <text:p>ratio</text:p>
          </table:table-cell>
          <table:table-cell office:value-type="float" office:value="0.482353" calcext:value-type="float">
            <text:p>0.482353</text:p>
          </table:table-cell>
          <table:table-cell office:value-type="string" calcext:value-type="string">
            <text:p>flow_accuracy</text:p>
          </table:table-cell>
          <table:table-cell office:value-type="float" office:value="0.741176" calcext:value-type="float">
            <text:p>0.741176</text:p>
          </table:table-cell>
          <table:table-cell office:value-type="string" calcext:value-type="string">
            <text:p>packet_accuracy</text:p>
          </table:table-cell>
          <table:table-cell office:value-type="float" office:value="0.944196" calcext:value-type="float">
            <text:p>0.944196</text:p>
          </table:table-cell>
          <table:table-cell office:value-type="string" calcext:value-type="string">
            <text:p>flow_distance</text:p>
          </table:table-cell>
          <table:table-cell office:value-type="float" office:value="18.191444" calcext:value-type="float">
            <text:p>18.191444</text:p>
          </table:table-cell>
          <table:table-cell office:value-type="string" calcext:value-type="string">
            <text:p>packet_distance</text:p>
          </table:table-cell>
          <table:table-cell office:value-type="float" office:value="6.531052" calcext:value-type="float">
            <text:p>6.53105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Fuzzers</text:p>
          </table:table-cell>
          <table:table-cell office:value-type="string" calcext:value-type="string">
            <text:p>ratio</text:p>
          </table:table-cell>
          <table:table-cell office:value-type="float" office:value="0.647059" calcext:value-type="float">
            <text:p>0.647059</text:p>
          </table:table-cell>
          <table:table-cell office:value-type="string" calcext:value-type="string">
            <text:p>flow_accuracy</text:p>
          </table:table-cell>
          <table:table-cell office:value-type="float" office:value="0.764706" calcext:value-type="float">
            <text:p>0.764706</text:p>
          </table:table-cell>
          <table:table-cell office:value-type="string" calcext:value-type="string">
            <text:p>packet_accuracy</text:p>
          </table:table-cell>
          <table:table-cell office:value-type="float" office:value="0.941964" calcext:value-type="float">
            <text:p>0.941964</text:p>
          </table:table-cell>
          <table:table-cell office:value-type="string" calcext:value-type="string">
            <text:p>flow_distance</text:p>
          </table:table-cell>
          <table:table-cell office:value-type="float" office:value="20.400713" calcext:value-type="float">
            <text:p>20.400713</text:p>
          </table:table-cell>
          <table:table-cell office:value-type="string" calcext:value-type="string">
            <text:p>packet_distance</text:p>
          </table:table-cell>
          <table:table-cell office:value-type="float" office:value="7.19376" calcext:value-type="float">
            <text:p>7.19376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Fuzzers</text:p>
          </table:table-cell>
          <table:table-cell office:value-type="string" calcext:value-type="string">
            <text:p>ratio</text:p>
          </table:table-cell>
          <table:table-cell office:value-type="float" office:value="0.694118" calcext:value-type="float">
            <text:p>0.694118</text:p>
          </table:table-cell>
          <table:table-cell office:value-type="string" calcext:value-type="string">
            <text:p>flow_accuracy</text:p>
          </table:table-cell>
          <table:table-cell office:value-type="float" office:value="0.717647" calcext:value-type="float">
            <text:p>0.717647</text:p>
          </table:table-cell>
          <table:table-cell office:value-type="string" calcext:value-type="string">
            <text:p>packet_accuracy</text:p>
          </table:table-cell>
          <table:table-cell office:value-type="float" office:value="0.919643" calcext:value-type="float">
            <text:p>0.919643</text:p>
          </table:table-cell>
          <table:table-cell office:value-type="string" calcext:value-type="string">
            <text:p>flow_distance</text:p>
          </table:table-cell>
          <table:table-cell office:value-type="float" office:value="21.161989" calcext:value-type="float">
            <text:p>21.161989</text:p>
          </table:table-cell>
          <table:table-cell office:value-type="string" calcext:value-type="string">
            <text:p>packet_distance</text:p>
          </table:table-cell>
          <table:table-cell office:value-type="float" office:value="8.095083" calcext:value-type="float">
            <text:p>8.095083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Fuzzers</text:p>
          </table:table-cell>
          <table:table-cell office:value-type="string" calcext:value-type="string">
            <text:p>ratio</text:p>
          </table:table-cell>
          <table:table-cell office:value-type="float" office:value="0.541176" calcext:value-type="float">
            <text:p>0.541176</text:p>
          </table:table-cell>
          <table:table-cell office:value-type="string" calcext:value-type="string">
            <text:p>flow_accuracy</text:p>
          </table:table-cell>
          <table:table-cell office:value-type="float" office:value="0.682353" calcext:value-type="float">
            <text:p>0.682353</text:p>
          </table:table-cell>
          <table:table-cell office:value-type="string" calcext:value-type="string">
            <text:p>packet_accuracy</text:p>
          </table:table-cell>
          <table:table-cell office:value-type="float" office:value="0.917411" calcext:value-type="float">
            <text:p>0.917411</text:p>
          </table:table-cell>
          <table:table-cell office:value-type="string" calcext:value-type="string">
            <text:p>flow_distance</text:p>
          </table:table-cell>
          <table:table-cell office:value-type="float" office:value="22.644093" calcext:value-type="float">
            <text:p>22.644093</text:p>
          </table:table-cell>
          <table:table-cell office:value-type="string" calcext:value-type="string">
            <text:p>packet_distance</text:p>
          </table:table-cell>
          <table:table-cell office:value-type="float" office:value="8.118128" calcext:value-type="float">
            <text:p>8.118128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Fuzzers</text:p>
          </table:table-cell>
          <table:table-cell office:value-type="string" calcext:value-type="string">
            <text:p>ratio</text:p>
          </table:table-cell>
          <table:table-cell office:value-type="float" office:value="0.517647" calcext:value-type="float">
            <text:p>0.517647</text:p>
          </table:table-cell>
          <table:table-cell office:value-type="string" calcext:value-type="string">
            <text:p>flow_accuracy</text:p>
          </table:table-cell>
          <table:table-cell office:value-type="float" office:value="0.717647" calcext:value-type="float">
            <text:p>0.717647</text:p>
          </table:table-cell>
          <table:table-cell office:value-type="string" calcext:value-type="string">
            <text:p>packet_accuracy</text:p>
          </table:table-cell>
          <table:table-cell office:value-type="float" office:value="0.935268" calcext:value-type="float">
            <text:p>0.935268</text:p>
          </table:table-cell>
          <table:table-cell office:value-type="string" calcext:value-type="string">
            <text:p>flow_distance</text:p>
          </table:table-cell>
          <table:table-cell office:value-type="float" office:value="23.409151" calcext:value-type="float">
            <text:p>23.409151</text:p>
          </table:table-cell>
          <table:table-cell office:value-type="string" calcext:value-type="string">
            <text:p>packet_distance</text:p>
          </table:table-cell>
          <table:table-cell office:value-type="float" office:value="6.978144" calcext:value-type="float">
            <text:p>6.97814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Fuzzers</text:p>
          </table:table-cell>
          <table:table-cell office:value-type="string" calcext:value-type="string">
            <text:p>ratio</text:p>
          </table:table-cell>
          <table:table-cell office:value-type="float" office:value="0.658824" calcext:value-type="float">
            <text:p>0.658824</text:p>
          </table:table-cell>
          <table:table-cell office:value-type="string" calcext:value-type="string">
            <text:p>flow_accuracy</text:p>
          </table:table-cell>
          <table:table-cell office:value-type="float" office:value="0.764706" calcext:value-type="float">
            <text:p>0.764706</text:p>
          </table:table-cell>
          <table:table-cell office:value-type="string" calcext:value-type="string">
            <text:p>packet_accuracy</text:p>
          </table:table-cell>
          <table:table-cell office:value-type="float" office:value="0.936384" calcext:value-type="float">
            <text:p>0.936384</text:p>
          </table:table-cell>
          <table:table-cell office:value-type="string" calcext:value-type="string">
            <text:p>flow_distance</text:p>
          </table:table-cell>
          <table:table-cell office:value-type="float" office:value="25.15361" calcext:value-type="float">
            <text:p>25.15361</text:p>
          </table:table-cell>
          <table:table-cell office:value-type="string" calcext:value-type="string">
            <text:p>packet_distance</text:p>
          </table:table-cell>
          <table:table-cell office:value-type="float" office:value="6.429404" calcext:value-type="float">
            <text:p>6.42940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Fuzzers</text:p>
          </table:table-cell>
          <table:table-cell office:value-type="string" calcext:value-type="string">
            <text:p>ratio</text:p>
          </table:table-cell>
          <table:table-cell office:value-type="float" office:value="0.635294" calcext:value-type="float">
            <text:p>0.635294</text:p>
          </table:table-cell>
          <table:table-cell office:value-type="string" calcext:value-type="string">
            <text:p>flow_accuracy</text:p>
          </table:table-cell>
          <table:table-cell office:value-type="float" office:value="0.705882" calcext:value-type="float">
            <text:p>0.705882</text:p>
          </table:table-cell>
          <table:table-cell office:value-type="string" calcext:value-type="string">
            <text:p>packet_accuracy</text:p>
          </table:table-cell>
          <table:table-cell office:value-type="float" office:value="0.919643" calcext:value-type="float">
            <text:p>0.919643</text:p>
          </table:table-cell>
          <table:table-cell office:value-type="string" calcext:value-type="string">
            <text:p>flow_distance</text:p>
          </table:table-cell>
          <table:table-cell office:value-type="float" office:value="25.97913" calcext:value-type="float">
            <text:p>25.97913</text:p>
          </table:table-cell>
          <table:table-cell office:value-type="string" calcext:value-type="string">
            <text:p>packet_distance</text:p>
          </table:table-cell>
          <table:table-cell office:value-type="float" office:value="9.006359" calcext:value-type="float">
            <text:p>9.006359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Fuzzers</text:p>
          </table:table-cell>
          <table:table-cell office:value-type="string" calcext:value-type="string">
            <text:p>ratio</text:p>
          </table:table-cell>
          <table:table-cell office:value-type="float" office:value="0.682353" calcext:value-type="float">
            <text:p>0.682353</text:p>
          </table:table-cell>
          <table:table-cell office:value-type="string" calcext:value-type="string">
            <text:p>flow_accuracy</text:p>
          </table:table-cell>
          <table:table-cell office:value-type="float" office:value="0.776471" calcext:value-type="float">
            <text:p>0.776471</text:p>
          </table:table-cell>
          <table:table-cell office:value-type="string" calcext:value-type="string">
            <text:p>packet_accuracy</text:p>
          </table:table-cell>
          <table:table-cell office:value-type="float" office:value="0.949777" calcext:value-type="float">
            <text:p>0.949777</text:p>
          </table:table-cell>
          <table:table-cell office:value-type="string" calcext:value-type="string">
            <text:p>flow_distance</text:p>
          </table:table-cell>
          <table:table-cell office:value-type="float" office:value="27.222002" calcext:value-type="float">
            <text:p>27.222002</text:p>
          </table:table-cell>
          <table:table-cell office:value-type="string" calcext:value-type="string">
            <text:p>packet_distance</text:p>
          </table:table-cell>
          <table:table-cell office:value-type="float" office:value="9.328835" calcext:value-type="float">
            <text:p>9.328835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rati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low_accuracy</text:p>
          </table:table-cell>
          <table:table-cell office:value-type="float" office:value="0.966667" calcext:value-type="float">
            <text:p>0.966667</text:p>
          </table:table-cell>
          <table:table-cell office:value-type="string" calcext:value-type="string">
            <text:p>packet_accuracy</text:p>
          </table:table-cell>
          <table:table-cell office:value-type="float" office:value="0.96817" calcext:value-type="float">
            <text:p>0.96817</text:p>
          </table:table-cell>
          <table:table-cell office:value-type="string" calcext:value-type="string">
            <text:p>flow_distance</text:p>
          </table:table-cell>
          <table:table-cell office:value-type="float" office:value="15.004636" calcext:value-type="float">
            <text:p>15.004636</text:p>
          </table:table-cell>
          <table:table-cell office:value-type="string" calcext:value-type="string">
            <text:p>packet_distance</text:p>
          </table:table-cell>
          <table:table-cell office:value-type="float" office:value="7.622516" calcext:value-type="float">
            <text:p>7.62251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ratio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flow_accuracy</text:p>
          </table:table-cell>
          <table:table-cell office:value-type="float" office:value="0.966667" calcext:value-type="float">
            <text:p>0.966667</text:p>
          </table:table-cell>
          <table:table-cell office:value-type="string" calcext:value-type="string">
            <text:p>packet_accuracy</text:p>
          </table:table-cell>
          <table:table-cell office:value-type="float" office:value="0.973475" calcext:value-type="float">
            <text:p>0.973475</text:p>
          </table:table-cell>
          <table:table-cell office:value-type="string" calcext:value-type="string">
            <text:p>flow_distance</text:p>
          </table:table-cell>
          <table:table-cell office:value-type="float" office:value="18.156404" calcext:value-type="float">
            <text:p>18.156404</text:p>
          </table:table-cell>
          <table:table-cell office:value-type="string" calcext:value-type="string">
            <text:p>packet_distance</text:p>
          </table:table-cell>
          <table:table-cell office:value-type="float" office:value="5.224564" calcext:value-type="float">
            <text:p>5.22456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ratio</text:p>
          </table:table-cell>
          <table:table-cell office:value-type="float" office:value="0.666667" calcext:value-type="float">
            <text:p>0.666667</text:p>
          </table:table-cell>
          <table:table-cell office:value-type="string" calcext:value-type="string">
            <text:p>flow_accuracy</text:p>
          </table:table-cell>
          <table:table-cell office:value-type="float" office:value="0.966667" calcext:value-type="float">
            <text:p>0.966667</text:p>
          </table:table-cell>
          <table:table-cell office:value-type="string" calcext:value-type="string">
            <text:p>packet_accuracy</text:p>
          </table:table-cell>
          <table:table-cell office:value-type="float" office:value="0.970822" calcext:value-type="float">
            <text:p>0.970822</text:p>
          </table:table-cell>
          <table:table-cell office:value-type="string" calcext:value-type="string">
            <text:p>flow_distance</text:p>
          </table:table-cell>
          <table:table-cell office:value-type="float" office:value="22.956556" calcext:value-type="float">
            <text:p>22.956556</text:p>
          </table:table-cell>
          <table:table-cell office:value-type="string" calcext:value-type="string">
            <text:p>packet_distance</text:p>
          </table:table-cell>
          <table:table-cell office:value-type="float" office:value="12.21732" calcext:value-type="float">
            <text:p>12.2173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ratio</text:p>
          </table:table-cell>
          <table:table-cell office:value-type="float" office:value="0.633333" calcext:value-type="float">
            <text:p>0.633333</text:p>
          </table:table-cell>
          <table:table-cell office:value-type="string" calcext:value-type="string">
            <text:p>flow_accuracy</text:p>
          </table:table-cell>
          <table:table-cell office:value-type="float" office:value="0.966667" calcext:value-type="float">
            <text:p>0.966667</text:p>
          </table:table-cell>
          <table:table-cell office:value-type="string" calcext:value-type="string">
            <text:p>packet_accuracy</text:p>
          </table:table-cell>
          <table:table-cell office:value-type="float" office:value="0.970822" calcext:value-type="float">
            <text:p>0.970822</text:p>
          </table:table-cell>
          <table:table-cell office:value-type="string" calcext:value-type="string">
            <text:p>flow_distance</text:p>
          </table:table-cell>
          <table:table-cell office:value-type="float" office:value="29.084644" calcext:value-type="float">
            <text:p>29.084644</text:p>
          </table:table-cell>
          <table:table-cell office:value-type="string" calcext:value-type="string">
            <text:p>packet_distance</text:p>
          </table:table-cell>
          <table:table-cell office:value-type="float" office:value="9.047414" calcext:value-type="float">
            <text:p>9.047414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ratio</text:p>
          </table:table-cell>
          <table:table-cell office:value-type="float" office:value="0.766667" calcext:value-type="float">
            <text:p>0.766667</text:p>
          </table:table-cell>
          <table:table-cell office:value-type="string" calcext:value-type="string">
            <text:p>flow_accuracy</text:p>
          </table:table-cell>
          <table:table-cell office:value-type="float" office:value="0.966667" calcext:value-type="float">
            <text:p>0.966667</text:p>
          </table:table-cell>
          <table:table-cell office:value-type="string" calcext:value-type="string">
            <text:p>packet_accuracy</text:p>
          </table:table-cell>
          <table:table-cell office:value-type="float" office:value="0.96817" calcext:value-type="float">
            <text:p>0.96817</text:p>
          </table:table-cell>
          <table:table-cell office:value-type="string" calcext:value-type="string">
            <text:p>flow_distance</text:p>
          </table:table-cell>
          <table:table-cell office:value-type="float" office:value="37.0369" calcext:value-type="float">
            <text:p>37.0369</text:p>
          </table:table-cell>
          <table:table-cell office:value-type="string" calcext:value-type="string">
            <text:p>packet_distance</text:p>
          </table:table-cell>
          <table:table-cell office:value-type="float" office:value="15.562044" calcext:value-type="float">
            <text:p>15.56204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ratio</text:p>
          </table:table-cell>
          <table:table-cell office:value-type="float" office:value="0.766667" calcext:value-type="float">
            <text:p>0.766667</text:p>
          </table:table-cell>
          <table:table-cell office:value-type="string" calcext:value-type="string">
            <text:p>flow_accuracy</text:p>
          </table:table-cell>
          <table:table-cell office:value-type="float" office:value="0.966667" calcext:value-type="float">
            <text:p>0.966667</text:p>
          </table:table-cell>
          <table:table-cell office:value-type="string" calcext:value-type="string">
            <text:p>packet_accuracy</text:p>
          </table:table-cell>
          <table:table-cell office:value-type="float" office:value="0.96817" calcext:value-type="float">
            <text:p>0.96817</text:p>
          </table:table-cell>
          <table:table-cell office:value-type="string" calcext:value-type="string">
            <text:p>flow_distance</text:p>
          </table:table-cell>
          <table:table-cell office:value-type="float" office:value="39.654175" calcext:value-type="float">
            <text:p>39.654175</text:p>
          </table:table-cell>
          <table:table-cell office:value-type="string" calcext:value-type="string">
            <text:p>packet_distance</text:p>
          </table:table-cell>
          <table:table-cell office:value-type="float" office:value="18.189085" calcext:value-type="float">
            <text:p>18.189085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ratio</text:p>
          </table:table-cell>
          <table:table-cell office:value-type="float" office:value="0.766667" calcext:value-type="float">
            <text:p>0.766667</text:p>
          </table:table-cell>
          <table:table-cell office:value-type="string" calcext:value-type="string">
            <text:p>flow_accuracy</text:p>
          </table:table-cell>
          <table:table-cell office:value-type="float" office:value="0.966667" calcext:value-type="float">
            <text:p>0.966667</text:p>
          </table:table-cell>
          <table:table-cell office:value-type="string" calcext:value-type="string">
            <text:p>packet_accuracy</text:p>
          </table:table-cell>
          <table:table-cell office:value-type="float" office:value="0.96817" calcext:value-type="float">
            <text:p>0.96817</text:p>
          </table:table-cell>
          <table:table-cell office:value-type="string" calcext:value-type="string">
            <text:p>flow_distance</text:p>
          </table:table-cell>
          <table:table-cell office:value-type="float" office:value="40.125553" calcext:value-type="float">
            <text:p>40.125553</text:p>
          </table:table-cell>
          <table:table-cell office:value-type="string" calcext:value-type="string">
            <text:p>packet_distance</text:p>
          </table:table-cell>
          <table:table-cell office:value-type="float" office:value="16.618564" calcext:value-type="float">
            <text:p>16.618564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ratio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flow_accuracy</text:p>
          </table:table-cell>
          <table:table-cell office:value-type="float" office:value="0.966667" calcext:value-type="float">
            <text:p>0.966667</text:p>
          </table:table-cell>
          <table:table-cell office:value-type="string" calcext:value-type="string">
            <text:p>packet_accuracy</text:p>
          </table:table-cell>
          <table:table-cell office:value-type="float" office:value="0.96817" calcext:value-type="float">
            <text:p>0.96817</text:p>
          </table:table-cell>
          <table:table-cell office:value-type="string" calcext:value-type="string">
            <text:p>flow_distance</text:p>
          </table:table-cell>
          <table:table-cell office:value-type="float" office:value="44.007568" calcext:value-type="float">
            <text:p>44.007568</text:p>
          </table:table-cell>
          <table:table-cell office:value-type="string" calcext:value-type="string">
            <text:p>packet_distance</text:p>
          </table:table-cell>
          <table:table-cell office:value-type="float" office:value="8.746493" calcext:value-type="float">
            <text:p>8.74649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ratio</text:p>
          </table:table-cell>
          <table:table-cell office:value-type="float" office:value="0.666667" calcext:value-type="float">
            <text:p>0.666667</text:p>
          </table:table-cell>
          <table:table-cell office:value-type="string" calcext:value-type="string">
            <text:p>flow_accuracy</text:p>
          </table:table-cell>
          <table:table-cell office:value-type="float" office:value="0.966667" calcext:value-type="float">
            <text:p>0.966667</text:p>
          </table:table-cell>
          <table:table-cell office:value-type="string" calcext:value-type="string">
            <text:p>packet_accuracy</text:p>
          </table:table-cell>
          <table:table-cell office:value-type="float" office:value="0.970822" calcext:value-type="float">
            <text:p>0.970822</text:p>
          </table:table-cell>
          <table:table-cell office:value-type="string" calcext:value-type="string">
            <text:p>flow_distance</text:p>
          </table:table-cell>
          <table:table-cell office:value-type="float" office:value="44.02169" calcext:value-type="float">
            <text:p>44.02169</text:p>
          </table:table-cell>
          <table:table-cell office:value-type="string" calcext:value-type="string">
            <text:p>packet_distance</text:p>
          </table:table-cell>
          <table:table-cell office:value-type="float" office:value="23.681085" calcext:value-type="float">
            <text:p>23.68108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ratio</text:p>
          </table:table-cell>
          <table:table-cell office:value-type="float" office:value="0.733333" calcext:value-type="float">
            <text:p>0.733333</text:p>
          </table:table-cell>
          <table:table-cell office:value-type="string" calcext:value-type="string">
            <text:p>flow_accuracy</text:p>
          </table:table-cell>
          <table:table-cell office:value-type="float" office:value="0.966667" calcext:value-type="float">
            <text:p>0.966667</text:p>
          </table:table-cell>
          <table:table-cell office:value-type="string" calcext:value-type="string">
            <text:p>packet_accuracy</text:p>
          </table:table-cell>
          <table:table-cell office:value-type="float" office:value="0.970822" calcext:value-type="float">
            <text:p>0.970822</text:p>
          </table:table-cell>
          <table:table-cell office:value-type="string" calcext:value-type="string">
            <text:p>flow_distance</text:p>
          </table:table-cell>
          <table:table-cell office:value-type="float" office:value="44.376766" calcext:value-type="float">
            <text:p>44.376766</text:p>
          </table:table-cell>
          <table:table-cell office:value-type="string" calcext:value-type="string">
            <text:p>packet_distance</text:p>
          </table:table-cell>
          <table:table-cell office:value-type="float" office:value="13.066273" calcext:value-type="float">
            <text:p>13.06627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ratio</text:p>
          </table:table-cell>
          <table:table-cell office:value-type="float" office:value="0.866667" calcext:value-type="float">
            <text:p>0.866667</text:p>
          </table:table-cell>
          <table:table-cell office:value-type="string" calcext:value-type="string">
            <text:p>flow_accuracy</text:p>
          </table:table-cell>
          <table:table-cell office:value-type="float" office:value="0.966667" calcext:value-type="float">
            <text:p>0.966667</text:p>
          </table:table-cell>
          <table:table-cell office:value-type="string" calcext:value-type="string">
            <text:p>packet_accuracy</text:p>
          </table:table-cell>
          <table:table-cell office:value-type="float" office:value="0.96817" calcext:value-type="float">
            <text:p>0.96817</text:p>
          </table:table-cell>
          <table:table-cell office:value-type="string" calcext:value-type="string">
            <text:p>flow_distance</text:p>
          </table:table-cell>
          <table:table-cell office:value-type="float" office:value="45.009182" calcext:value-type="float">
            <text:p>45.009182</text:p>
          </table:table-cell>
          <table:table-cell office:value-type="string" calcext:value-type="string">
            <text:p>packet_distance</text:p>
          </table:table-cell>
          <table:table-cell office:value-type="float" office:value="12.797316" calcext:value-type="float">
            <text:p>12.797316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flow_accuracy</text:p>
          </table:table-cell>
          <table:table-cell office:value-type="float" office:value="0.966667" calcext:value-type="float">
            <text:p>0.966667</text:p>
          </table:table-cell>
          <table:table-cell office:value-type="string" calcext:value-type="string">
            <text:p>packet_accuracy</text:p>
          </table:table-cell>
          <table:table-cell office:value-type="float" office:value="0.96817" calcext:value-type="float">
            <text:p>0.96817</text:p>
          </table:table-cell>
          <table:table-cell office:value-type="string" calcext:value-type="string">
            <text:p>flow_distance</text:p>
          </table:table-cell>
          <table:table-cell office:value-type="float" office:value="48.51273" calcext:value-type="float">
            <text:p>48.51273</text:p>
          </table:table-cell>
          <table:table-cell office:value-type="string" calcext:value-type="string">
            <text:p>packet_distance</text:p>
          </table:table-cell>
          <table:table-cell office:value-type="float" office:value="18.30487" calcext:value-type="float">
            <text:p>18.30487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ratio</text:p>
          </table:table-cell>
          <table:table-cell office:value-type="float" office:value="0.766667" calcext:value-type="float">
            <text:p>0.766667</text:p>
          </table:table-cell>
          <table:table-cell office:value-type="string" calcext:value-type="string">
            <text:p>flow_accuracy</text:p>
          </table:table-cell>
          <table:table-cell office:value-type="float" office:value="0.966667" calcext:value-type="float">
            <text:p>0.966667</text:p>
          </table:table-cell>
          <table:table-cell office:value-type="string" calcext:value-type="string">
            <text:p>packet_accuracy</text:p>
          </table:table-cell>
          <table:table-cell office:value-type="float" office:value="0.96817" calcext:value-type="float">
            <text:p>0.96817</text:p>
          </table:table-cell>
          <table:table-cell office:value-type="string" calcext:value-type="string">
            <text:p>flow_distance</text:p>
          </table:table-cell>
          <table:table-cell office:value-type="float" office:value="50.83025" calcext:value-type="float">
            <text:p>50.83025</text:p>
          </table:table-cell>
          <table:table-cell office:value-type="string" calcext:value-type="string">
            <text:p>packet_distance</text:p>
          </table:table-cell>
          <table:table-cell office:value-type="float" office:value="25.979534" calcext:value-type="float">
            <text:p>25.97953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ratio</text:p>
          </table:table-cell>
          <table:table-cell office:value-type="float" office:value="0.833333" calcext:value-type="float">
            <text:p>0.833333</text:p>
          </table:table-cell>
          <table:table-cell office:value-type="string" calcext:value-type="string">
            <text:p>flow_accuracy</text:p>
          </table:table-cell>
          <table:table-cell office:value-type="float" office:value="0.966667" calcext:value-type="float">
            <text:p>0.966667</text:p>
          </table:table-cell>
          <table:table-cell office:value-type="string" calcext:value-type="string">
            <text:p>packet_accuracy</text:p>
          </table:table-cell>
          <table:table-cell office:value-type="float" office:value="0.96817" calcext:value-type="float">
            <text:p>0.96817</text:p>
          </table:table-cell>
          <table:table-cell office:value-type="string" calcext:value-type="string">
            <text:p>flow_distance</text:p>
          </table:table-cell>
          <table:table-cell office:value-type="float" office:value="52.621197" calcext:value-type="float">
            <text:p>52.621197</text:p>
          </table:table-cell>
          <table:table-cell office:value-type="string" calcext:value-type="string">
            <text:p>packet_distance</text:p>
          </table:table-cell>
          <table:table-cell office:value-type="float" office:value="10.879207" calcext:value-type="float">
            <text:p>10.879207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ratio</text:p>
          </table:table-cell>
          <table:table-cell office:value-type="float" office:value="0.666667" calcext:value-type="float">
            <text:p>0.666667</text:p>
          </table:table-cell>
          <table:table-cell office:value-type="string" calcext:value-type="string">
            <text:p>flow_accuracy</text:p>
          </table:table-cell>
          <table:table-cell office:value-type="float" office:value="0.966667" calcext:value-type="float">
            <text:p>0.966667</text:p>
          </table:table-cell>
          <table:table-cell office:value-type="string" calcext:value-type="string">
            <text:p>packet_accuracy</text:p>
          </table:table-cell>
          <table:table-cell office:value-type="float" office:value="0.96817" calcext:value-type="float">
            <text:p>0.96817</text:p>
          </table:table-cell>
          <table:table-cell office:value-type="string" calcext:value-type="string">
            <text:p>flow_distance</text:p>
          </table:table-cell>
          <table:table-cell office:value-type="float" office:value="53.731731" calcext:value-type="float">
            <text:p>53.731731</text:p>
          </table:table-cell>
          <table:table-cell office:value-type="string" calcext:value-type="string">
            <text:p>packet_distance</text:p>
          </table:table-cell>
          <table:table-cell office:value-type="float" office:value="28.68409" calcext:value-type="float">
            <text:p>28.6840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ratio</text:p>
          </table:table-cell>
          <table:table-cell office:value-type="float" office:value="0.733333" calcext:value-type="float">
            <text:p>0.733333</text:p>
          </table:table-cell>
          <table:table-cell office:value-type="string" calcext:value-type="string">
            <text:p>flow_accuracy</text:p>
          </table:table-cell>
          <table:table-cell office:value-type="float" office:value="0.966667" calcext:value-type="float">
            <text:p>0.966667</text:p>
          </table:table-cell>
          <table:table-cell office:value-type="string" calcext:value-type="string">
            <text:p>packet_accuracy</text:p>
          </table:table-cell>
          <table:table-cell office:value-type="float" office:value="0.965517" calcext:value-type="float">
            <text:p>0.965517</text:p>
          </table:table-cell>
          <table:table-cell office:value-type="string" calcext:value-type="string">
            <text:p>flow_distance</text:p>
          </table:table-cell>
          <table:table-cell office:value-type="float" office:value="55.878399" calcext:value-type="float">
            <text:p>55.878399</text:p>
          </table:table-cell>
          <table:table-cell office:value-type="string" calcext:value-type="string">
            <text:p>packet_distance</text:p>
          </table:table-cell>
          <table:table-cell office:value-type="float" office:value="20.334769" calcext:value-type="float">
            <text:p>20.33476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ratio</text:p>
          </table:table-cell>
          <table:table-cell office:value-type="float" office:value="0.733333" calcext:value-type="float">
            <text:p>0.733333</text:p>
          </table:table-cell>
          <table:table-cell office:value-type="string" calcext:value-type="string">
            <text:p>flow_accuracy</text:p>
          </table:table-cell>
          <table:table-cell office:value-type="float" office:value="0.966667" calcext:value-type="float">
            <text:p>0.966667</text:p>
          </table:table-cell>
          <table:table-cell office:value-type="string" calcext:value-type="string">
            <text:p>packet_accuracy</text:p>
          </table:table-cell>
          <table:table-cell office:value-type="float" office:value="0.965517" calcext:value-type="float">
            <text:p>0.965517</text:p>
          </table:table-cell>
          <table:table-cell office:value-type="string" calcext:value-type="string">
            <text:p>flow_distance</text:p>
          </table:table-cell>
          <table:table-cell office:value-type="float" office:value="62.590176" calcext:value-type="float">
            <text:p>62.590176</text:p>
          </table:table-cell>
          <table:table-cell office:value-type="string" calcext:value-type="string">
            <text:p>packet_distance</text:p>
          </table:table-cell>
          <table:table-cell office:value-type="float" office:value="21.205518" calcext:value-type="float">
            <text:p>21.20551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ratio</text:p>
          </table:table-cell>
          <table:table-cell office:value-type="float" office:value="0.866667" calcext:value-type="float">
            <text:p>0.866667</text:p>
          </table:table-cell>
          <table:table-cell office:value-type="string" calcext:value-type="string">
            <text:p>flow_accuracy</text:p>
          </table:table-cell>
          <table:table-cell office:value-type="float" office:value="0.966667" calcext:value-type="float">
            <text:p>0.966667</text:p>
          </table:table-cell>
          <table:table-cell office:value-type="string" calcext:value-type="string">
            <text:p>packet_accuracy</text:p>
          </table:table-cell>
          <table:table-cell office:value-type="float" office:value="0.96817" calcext:value-type="float">
            <text:p>0.96817</text:p>
          </table:table-cell>
          <table:table-cell office:value-type="string" calcext:value-type="string">
            <text:p>flow_distance</text:p>
          </table:table-cell>
          <table:table-cell office:value-type="float" office:value="64.938843" calcext:value-type="float">
            <text:p>64.938843</text:p>
          </table:table-cell>
          <table:table-cell office:value-type="string" calcext:value-type="string">
            <text:p>packet_distance</text:p>
          </table:table-cell>
          <table:table-cell office:value-type="float" office:value="22.914781" calcext:value-type="float">
            <text:p>22.914781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ratio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flow_accuracy</text:p>
          </table:table-cell>
          <table:table-cell office:value-type="float" office:value="0.966667" calcext:value-type="float">
            <text:p>0.966667</text:p>
          </table:table-cell>
          <table:table-cell office:value-type="string" calcext:value-type="string">
            <text:p>packet_accuracy</text:p>
          </table:table-cell>
          <table:table-cell office:value-type="float" office:value="0.965517" calcext:value-type="float">
            <text:p>0.965517</text:p>
          </table:table-cell>
          <table:table-cell office:value-type="string" calcext:value-type="string">
            <text:p>flow_distance</text:p>
          </table:table-cell>
          <table:table-cell office:value-type="float" office:value="72.039604" calcext:value-type="float">
            <text:p>72.039604</text:p>
          </table:table-cell>
          <table:table-cell office:value-type="string" calcext:value-type="string">
            <text:p>packet_distance</text:p>
          </table:table-cell>
          <table:table-cell office:value-type="float" office:value="12.424392" calcext:value-type="float">
            <text:p>12.42439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Reconnaissance</text:p>
          </table:table-cell>
          <table:table-cell office:value-type="string" calcext:value-type="string">
            <text:p>ratio</text:p>
          </table:table-cell>
          <table:table-cell office:value-type="float" office:value="0.595745" calcext:value-type="float">
            <text:p>0.595745</text:p>
          </table:table-cell>
          <table:table-cell office:value-type="string" calcext:value-type="string">
            <text:p>flow_accuracy</text:p>
          </table:table-cell>
          <table:table-cell office:value-type="float" office:value="0.574468" calcext:value-type="float">
            <text:p>0.574468</text:p>
          </table:table-cell>
          <table:table-cell office:value-type="string" calcext:value-type="string">
            <text:p>packet_accuracy</text:p>
          </table:table-cell>
          <table:table-cell office:value-type="float" office:value="0.916335" calcext:value-type="float">
            <text:p>0.916335</text:p>
          </table:table-cell>
          <table:table-cell office:value-type="string" calcext:value-type="string">
            <text:p>flow_dist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ket_distance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Reconnaissance</text:p>
          </table:table-cell>
          <table:table-cell office:value-type="string" calcext:value-type="string">
            <text:p>ratio</text:p>
          </table:table-cell>
          <table:table-cell office:value-type="float" office:value="0.446809" calcext:value-type="float">
            <text:p>0.446809</text:p>
          </table:table-cell>
          <table:table-cell office:value-type="string" calcext:value-type="string">
            <text:p>flow_accuracy</text:p>
          </table:table-cell>
          <table:table-cell office:value-type="float" office:value="0.574468" calcext:value-type="float">
            <text:p>0.574468</text:p>
          </table:table-cell>
          <table:table-cell office:value-type="string" calcext:value-type="string">
            <text:p>packet_accuracy</text:p>
          </table:table-cell>
          <table:table-cell office:value-type="float" office:value="0.908367" calcext:value-type="float">
            <text:p>0.908367</text:p>
          </table:table-cell>
          <table:table-cell office:value-type="string" calcext:value-type="string">
            <text:p>flow_distance</text:p>
          </table:table-cell>
          <table:table-cell office:value-type="float" office:value="0.048988" calcext:value-type="float">
            <text:p>0.048988</text:p>
          </table:table-cell>
          <table:table-cell office:value-type="string" calcext:value-type="string">
            <text:p>packet_distance</text:p>
          </table:table-cell>
          <table:table-cell office:value-type="float" office:value="0.00745" calcext:value-type="float">
            <text:p>0.0074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Reconnaissance</text:p>
          </table:table-cell>
          <table:table-cell office:value-type="string" calcext:value-type="string">
            <text:p>ratio</text:p>
          </table:table-cell>
          <table:table-cell office:value-type="float" office:value="0.468085" calcext:value-type="float">
            <text:p>0.468085</text:p>
          </table:table-cell>
          <table:table-cell office:value-type="string" calcext:value-type="string">
            <text:p>flow_accuracy</text:p>
          </table:table-cell>
          <table:table-cell office:value-type="float" office:value="0.574468" calcext:value-type="float">
            <text:p>0.574468</text:p>
          </table:table-cell>
          <table:table-cell office:value-type="string" calcext:value-type="string">
            <text:p>packet_accuracy</text:p>
          </table:table-cell>
          <table:table-cell office:value-type="float" office:value="0.904382" calcext:value-type="float">
            <text:p>0.904382</text:p>
          </table:table-cell>
          <table:table-cell office:value-type="string" calcext:value-type="string">
            <text:p>flow_distance</text:p>
          </table:table-cell>
          <table:table-cell office:value-type="float" office:value="0.092306" calcext:value-type="float">
            <text:p>0.092306</text:p>
          </table:table-cell>
          <table:table-cell office:value-type="string" calcext:value-type="string">
            <text:p>packet_distance</text:p>
          </table:table-cell>
          <table:table-cell office:value-type="float" office:value="0.03917" calcext:value-type="float">
            <text:p>0.0391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Reconnaissance</text:p>
          </table:table-cell>
          <table:table-cell office:value-type="string" calcext:value-type="string">
            <text:p>ratio</text:p>
          </table:table-cell>
          <table:table-cell office:value-type="float" office:value="0.489362" calcext:value-type="float">
            <text:p>0.489362</text:p>
          </table:table-cell>
          <table:table-cell office:value-type="string" calcext:value-type="string">
            <text:p>flow_accuracy</text:p>
          </table:table-cell>
          <table:table-cell office:value-type="float" office:value="0.574468" calcext:value-type="float">
            <text:p>0.574468</text:p>
          </table:table-cell>
          <table:table-cell office:value-type="string" calcext:value-type="string">
            <text:p>packet_accuracy</text:p>
          </table:table-cell>
          <table:table-cell office:value-type="float" office:value="0.89243" calcext:value-type="float">
            <text:p>0.89243</text:p>
          </table:table-cell>
          <table:table-cell office:value-type="string" calcext:value-type="string">
            <text:p>flow_distance</text:p>
          </table:table-cell>
          <table:table-cell office:value-type="float" office:value="0.099663" calcext:value-type="float">
            <text:p>0.099663</text:p>
          </table:table-cell>
          <table:table-cell office:value-type="string" calcext:value-type="string">
            <text:p>packet_distance</text:p>
          </table:table-cell>
          <table:table-cell office:value-type="float" office:value="0.033884" calcext:value-type="float">
            <text:p>0.033884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Reconnaissance</text:p>
          </table:table-cell>
          <table:table-cell office:value-type="string" calcext:value-type="string">
            <text:p>ratio</text:p>
          </table:table-cell>
          <table:table-cell office:value-type="float" office:value="0.489362" calcext:value-type="float">
            <text:p>0.489362</text:p>
          </table:table-cell>
          <table:table-cell office:value-type="string" calcext:value-type="string">
            <text:p>flow_accuracy</text:p>
          </table:table-cell>
          <table:table-cell office:value-type="float" office:value="0.574468" calcext:value-type="float">
            <text:p>0.574468</text:p>
          </table:table-cell>
          <table:table-cell office:value-type="string" calcext:value-type="string">
            <text:p>packet_accuracy</text:p>
          </table:table-cell>
          <table:table-cell office:value-type="float" office:value="0.908367" calcext:value-type="float">
            <text:p>0.908367</text:p>
          </table:table-cell>
          <table:table-cell office:value-type="string" calcext:value-type="string">
            <text:p>flow_distance</text:p>
          </table:table-cell>
          <table:table-cell office:value-type="float" office:value="0.135188" calcext:value-type="float">
            <text:p>0.135188</text:p>
          </table:table-cell>
          <table:table-cell office:value-type="string" calcext:value-type="string">
            <text:p>packet_distance</text:p>
          </table:table-cell>
          <table:table-cell office:value-type="float" office:value="0.04707" calcext:value-type="float">
            <text:p>0.0470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Reconnaissance</text:p>
          </table:table-cell>
          <table:table-cell office:value-type="string" calcext:value-type="string">
            <text:p>ratio</text:p>
          </table:table-cell>
          <table:table-cell office:value-type="float" office:value="0.574468" calcext:value-type="float">
            <text:p>0.574468</text:p>
          </table:table-cell>
          <table:table-cell office:value-type="string" calcext:value-type="string">
            <text:p>flow_accuracy</text:p>
          </table:table-cell>
          <table:table-cell office:value-type="float" office:value="0.574468" calcext:value-type="float">
            <text:p>0.574468</text:p>
          </table:table-cell>
          <table:table-cell office:value-type="string" calcext:value-type="string">
            <text:p>packet_accuracy</text:p>
          </table:table-cell>
          <table:table-cell office:value-type="float" office:value="0.912351" calcext:value-type="float">
            <text:p>0.912351</text:p>
          </table:table-cell>
          <table:table-cell office:value-type="string" calcext:value-type="string">
            <text:p>flow_distance</text:p>
          </table:table-cell>
          <table:table-cell office:value-type="float" office:value="0.215177" calcext:value-type="float">
            <text:p>0.215177</text:p>
          </table:table-cell>
          <table:table-cell office:value-type="string" calcext:value-type="string">
            <text:p>packet_distance</text:p>
          </table:table-cell>
          <table:table-cell office:value-type="float" office:value="0.215177" calcext:value-type="float">
            <text:p>0.21517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Reconnaissance</text:p>
          </table:table-cell>
          <table:table-cell office:value-type="string" calcext:value-type="string">
            <text:p>ratio</text:p>
          </table:table-cell>
          <table:table-cell office:value-type="float" office:value="0.553191" calcext:value-type="float">
            <text:p>0.553191</text:p>
          </table:table-cell>
          <table:table-cell office:value-type="string" calcext:value-type="string">
            <text:p>flow_accuracy</text:p>
          </table:table-cell>
          <table:table-cell office:value-type="float" office:value="0.574468" calcext:value-type="float">
            <text:p>0.574468</text:p>
          </table:table-cell>
          <table:table-cell office:value-type="string" calcext:value-type="string">
            <text:p>packet_accuracy</text:p>
          </table:table-cell>
          <table:table-cell office:value-type="float" office:value="0.908367" calcext:value-type="float">
            <text:p>0.908367</text:p>
          </table:table-cell>
          <table:table-cell office:value-type="string" calcext:value-type="string">
            <text:p>flow_distance</text:p>
          </table:table-cell>
          <table:table-cell office:value-type="float" office:value="0.235725" calcext:value-type="float">
            <text:p>0.235725</text:p>
          </table:table-cell>
          <table:table-cell office:value-type="string" calcext:value-type="string">
            <text:p>packet_distance</text:p>
          </table:table-cell>
          <table:table-cell office:value-type="float" office:value="0.063658" calcext:value-type="float">
            <text:p>0.063658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Reconnaissance</text:p>
          </table:table-cell>
          <table:table-cell office:value-type="string" calcext:value-type="string">
            <text:p>ratio</text:p>
          </table:table-cell>
          <table:table-cell office:value-type="float" office:value="0.425532" calcext:value-type="float">
            <text:p>0.425532</text:p>
          </table:table-cell>
          <table:table-cell office:value-type="string" calcext:value-type="string">
            <text:p>flow_accuracy</text:p>
          </table:table-cell>
          <table:table-cell office:value-type="float" office:value="0.574468" calcext:value-type="float">
            <text:p>0.574468</text:p>
          </table:table-cell>
          <table:table-cell office:value-type="string" calcext:value-type="string">
            <text:p>packet_accuracy</text:p>
          </table:table-cell>
          <table:table-cell office:value-type="float" office:value="0.912351" calcext:value-type="float">
            <text:p>0.912351</text:p>
          </table:table-cell>
          <table:table-cell office:value-type="string" calcext:value-type="string">
            <text:p>flow_distance</text:p>
          </table:table-cell>
          <table:table-cell office:value-type="float" office:value="0.262002" calcext:value-type="float">
            <text:p>0.262002</text:p>
          </table:table-cell>
          <table:table-cell office:value-type="string" calcext:value-type="string">
            <text:p>packet_distance</text:p>
          </table:table-cell>
          <table:table-cell office:value-type="float" office:value="0.046991" calcext:value-type="float">
            <text:p>0.04699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Reconnaissance</text:p>
          </table:table-cell>
          <table:table-cell office:value-type="string" calcext:value-type="string">
            <text:p>ratio</text:p>
          </table:table-cell>
          <table:table-cell office:value-type="float" office:value="0.531915" calcext:value-type="float">
            <text:p>0.531915</text:p>
          </table:table-cell>
          <table:table-cell office:value-type="string" calcext:value-type="string">
            <text:p>flow_accuracy</text:p>
          </table:table-cell>
          <table:table-cell office:value-type="float" office:value="0.574468" calcext:value-type="float">
            <text:p>0.574468</text:p>
          </table:table-cell>
          <table:table-cell office:value-type="string" calcext:value-type="string">
            <text:p>packet_accuracy</text:p>
          </table:table-cell>
          <table:table-cell office:value-type="float" office:value="0.912351" calcext:value-type="float">
            <text:p>0.912351</text:p>
          </table:table-cell>
          <table:table-cell office:value-type="string" calcext:value-type="string">
            <text:p>flow_distance</text:p>
          </table:table-cell>
          <table:table-cell office:value-type="float" office:value="0.286151" calcext:value-type="float">
            <text:p>0.286151</text:p>
          </table:table-cell>
          <table:table-cell office:value-type="string" calcext:value-type="string">
            <text:p>packet_distance</text:p>
          </table:table-cell>
          <table:table-cell office:value-type="float" office:value="0.065724" calcext:value-type="float">
            <text:p>0.06572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Reconnaissance</text:p>
          </table:table-cell>
          <table:table-cell office:value-type="string" calcext:value-type="string">
            <text:p>ratio</text:p>
          </table:table-cell>
          <table:table-cell office:value-type="float" office:value="0.531915" calcext:value-type="float">
            <text:p>0.531915</text:p>
          </table:table-cell>
          <table:table-cell office:value-type="string" calcext:value-type="string">
            <text:p>flow_accuracy</text:p>
          </table:table-cell>
          <table:table-cell office:value-type="float" office:value="0.574468" calcext:value-type="float">
            <text:p>0.574468</text:p>
          </table:table-cell>
          <table:table-cell office:value-type="string" calcext:value-type="string">
            <text:p>packet_accuracy</text:p>
          </table:table-cell>
          <table:table-cell office:value-type="float" office:value="0.908367" calcext:value-type="float">
            <text:p>0.908367</text:p>
          </table:table-cell>
          <table:table-cell office:value-type="string" calcext:value-type="string">
            <text:p>flow_distance</text:p>
          </table:table-cell>
          <table:table-cell office:value-type="float" office:value="0.455041" calcext:value-type="float">
            <text:p>0.455041</text:p>
          </table:table-cell>
          <table:table-cell office:value-type="string" calcext:value-type="string">
            <text:p>packet_distance</text:p>
          </table:table-cell>
          <table:table-cell office:value-type="float" office:value="0.089989" calcext:value-type="float">
            <text:p>0.08998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Reconnaissance</text:p>
          </table:table-cell>
          <table:table-cell office:value-type="string" calcext:value-type="string">
            <text:p>ratio</text:p>
          </table:table-cell>
          <table:table-cell office:value-type="float" office:value="0.489362" calcext:value-type="float">
            <text:p>0.489362</text:p>
          </table:table-cell>
          <table:table-cell office:value-type="string" calcext:value-type="string">
            <text:p>flow_accuracy</text:p>
          </table:table-cell>
          <table:table-cell office:value-type="float" office:value="0.574468" calcext:value-type="float">
            <text:p>0.574468</text:p>
          </table:table-cell>
          <table:table-cell office:value-type="string" calcext:value-type="string">
            <text:p>packet_accuracy</text:p>
          </table:table-cell>
          <table:table-cell office:value-type="float" office:value="0.908367" calcext:value-type="float">
            <text:p>0.908367</text:p>
          </table:table-cell>
          <table:table-cell office:value-type="string" calcext:value-type="string">
            <text:p>flow_distance</text:p>
          </table:table-cell>
          <table:table-cell office:value-type="float" office:value="2.041798" calcext:value-type="float">
            <text:p>2.041798</text:p>
          </table:table-cell>
          <table:table-cell office:value-type="string" calcext:value-type="string">
            <text:p>packet_distance</text:p>
          </table:table-cell>
          <table:table-cell office:value-type="float" office:value="0.767409" calcext:value-type="float">
            <text:p>0.76740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Reconnaissance</text:p>
          </table:table-cell>
          <table:table-cell office:value-type="string" calcext:value-type="string">
            <text:p>ratio</text:p>
          </table:table-cell>
          <table:table-cell office:value-type="float" office:value="0.574468" calcext:value-type="float">
            <text:p>0.574468</text:p>
          </table:table-cell>
          <table:table-cell office:value-type="string" calcext:value-type="string">
            <text:p>flow_accuracy</text:p>
          </table:table-cell>
          <table:table-cell office:value-type="float" office:value="0.574468" calcext:value-type="float">
            <text:p>0.574468</text:p>
          </table:table-cell>
          <table:table-cell office:value-type="string" calcext:value-type="string">
            <text:p>packet_accuracy</text:p>
          </table:table-cell>
          <table:table-cell office:value-type="float" office:value="0.912351" calcext:value-type="float">
            <text:p>0.912351</text:p>
          </table:table-cell>
          <table:table-cell office:value-type="string" calcext:value-type="string">
            <text:p>flow_distance</text:p>
          </table:table-cell>
          <table:table-cell office:value-type="float" office:value="3.469247" calcext:value-type="float">
            <text:p>3.469247</text:p>
          </table:table-cell>
          <table:table-cell office:value-type="string" calcext:value-type="string">
            <text:p>packet_distance</text:p>
          </table:table-cell>
          <table:table-cell office:value-type="float" office:value="3.469247" calcext:value-type="float">
            <text:p>3.46924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Reconnaissance</text:p>
          </table:table-cell>
          <table:table-cell office:value-type="string" calcext:value-type="string">
            <text:p>ratio</text:p>
          </table:table-cell>
          <table:table-cell office:value-type="float" office:value="0.468085" calcext:value-type="float">
            <text:p>0.468085</text:p>
          </table:table-cell>
          <table:table-cell office:value-type="string" calcext:value-type="string">
            <text:p>flow_accuracy</text:p>
          </table:table-cell>
          <table:table-cell office:value-type="float" office:value="0.574468" calcext:value-type="float">
            <text:p>0.574468</text:p>
          </table:table-cell>
          <table:table-cell office:value-type="string" calcext:value-type="string">
            <text:p>packet_accuracy</text:p>
          </table:table-cell>
          <table:table-cell office:value-type="float" office:value="0.912351" calcext:value-type="float">
            <text:p>0.912351</text:p>
          </table:table-cell>
          <table:table-cell office:value-type="string" calcext:value-type="string">
            <text:p>flow_distance</text:p>
          </table:table-cell>
          <table:table-cell office:value-type="float" office:value="4.015141" calcext:value-type="float">
            <text:p>4.015141</text:p>
          </table:table-cell>
          <table:table-cell office:value-type="string" calcext:value-type="string">
            <text:p>packet_distance</text:p>
          </table:table-cell>
          <table:table-cell office:value-type="float" office:value="2.241649" calcext:value-type="float">
            <text:p>2.24164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Reconnaissance</text:p>
          </table:table-cell>
          <table:table-cell office:value-type="string" calcext:value-type="string">
            <text:p>ratio</text:p>
          </table:table-cell>
          <table:table-cell office:value-type="float" office:value="0.574468" calcext:value-type="float">
            <text:p>0.574468</text:p>
          </table:table-cell>
          <table:table-cell office:value-type="string" calcext:value-type="string">
            <text:p>flow_accuracy</text:p>
          </table:table-cell>
          <table:table-cell office:value-type="float" office:value="0.574468" calcext:value-type="float">
            <text:p>0.574468</text:p>
          </table:table-cell>
          <table:table-cell office:value-type="string" calcext:value-type="string">
            <text:p>packet_accuracy</text:p>
          </table:table-cell>
          <table:table-cell office:value-type="float" office:value="0.916335" calcext:value-type="float">
            <text:p>0.916335</text:p>
          </table:table-cell>
          <table:table-cell office:value-type="string" calcext:value-type="string">
            <text:p>flow_distance</text:p>
          </table:table-cell>
          <table:table-cell office:value-type="float" office:value="4.959786" calcext:value-type="float">
            <text:p>4.959786</text:p>
          </table:table-cell>
          <table:table-cell office:value-type="string" calcext:value-type="string">
            <text:p>packet_distance</text:p>
          </table:table-cell>
          <table:table-cell office:value-type="float" office:value="4.959786" calcext:value-type="float">
            <text:p>4.959786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Reconnaissance</text:p>
          </table:table-cell>
          <table:table-cell office:value-type="string" calcext:value-type="string">
            <text:p>ratio</text:p>
          </table:table-cell>
          <table:table-cell office:value-type="float" office:value="0.553191" calcext:value-type="float">
            <text:p>0.553191</text:p>
          </table:table-cell>
          <table:table-cell office:value-type="string" calcext:value-type="string">
            <text:p>flow_accuracy</text:p>
          </table:table-cell>
          <table:table-cell office:value-type="float" office:value="0.574468" calcext:value-type="float">
            <text:p>0.574468</text:p>
          </table:table-cell>
          <table:table-cell office:value-type="string" calcext:value-type="string">
            <text:p>packet_accuracy</text:p>
          </table:table-cell>
          <table:table-cell office:value-type="float" office:value="0.916335" calcext:value-type="float">
            <text:p>0.916335</text:p>
          </table:table-cell>
          <table:table-cell office:value-type="string" calcext:value-type="string">
            <text:p>flow_distance</text:p>
          </table:table-cell>
          <table:table-cell office:value-type="float" office:value="5.017031" calcext:value-type="float">
            <text:p>5.017031</text:p>
          </table:table-cell>
          <table:table-cell office:value-type="string" calcext:value-type="string">
            <text:p>packet_distance</text:p>
          </table:table-cell>
          <table:table-cell office:value-type="float" office:value="1.840044" calcext:value-type="float">
            <text:p>1.840044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Reconnaissance</text:p>
          </table:table-cell>
          <table:table-cell office:value-type="string" calcext:value-type="string">
            <text:p>ratio</text:p>
          </table:table-cell>
          <table:table-cell office:value-type="float" office:value="0.510638" calcext:value-type="float">
            <text:p>0.510638</text:p>
          </table:table-cell>
          <table:table-cell office:value-type="string" calcext:value-type="string">
            <text:p>flow_accuracy</text:p>
          </table:table-cell>
          <table:table-cell office:value-type="float" office:value="0.574468" calcext:value-type="float">
            <text:p>0.574468</text:p>
          </table:table-cell>
          <table:table-cell office:value-type="string" calcext:value-type="string">
            <text:p>packet_accuracy</text:p>
          </table:table-cell>
          <table:table-cell office:value-type="float" office:value="0.908367" calcext:value-type="float">
            <text:p>0.908367</text:p>
          </table:table-cell>
          <table:table-cell office:value-type="string" calcext:value-type="string">
            <text:p>flow_distance</text:p>
          </table:table-cell>
          <table:table-cell office:value-type="float" office:value="5.148136" calcext:value-type="float">
            <text:p>5.148136</text:p>
          </table:table-cell>
          <table:table-cell office:value-type="string" calcext:value-type="string">
            <text:p>packet_distance</text:p>
          </table:table-cell>
          <table:table-cell office:value-type="float" office:value="3.171934" calcext:value-type="float">
            <text:p>3.17193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Reconnaissance</text:p>
          </table:table-cell>
          <table:table-cell office:value-type="string" calcext:value-type="string">
            <text:p>ratio</text:p>
          </table:table-cell>
          <table:table-cell office:value-type="float" office:value="0.531915" calcext:value-type="float">
            <text:p>0.531915</text:p>
          </table:table-cell>
          <table:table-cell office:value-type="string" calcext:value-type="string">
            <text:p>flow_accuracy</text:p>
          </table:table-cell>
          <table:table-cell office:value-type="float" office:value="0.574468" calcext:value-type="float">
            <text:p>0.574468</text:p>
          </table:table-cell>
          <table:table-cell office:value-type="string" calcext:value-type="string">
            <text:p>packet_accuracy</text:p>
          </table:table-cell>
          <table:table-cell office:value-type="float" office:value="0.908367" calcext:value-type="float">
            <text:p>0.908367</text:p>
          </table:table-cell>
          <table:table-cell office:value-type="string" calcext:value-type="string">
            <text:p>flow_distance</text:p>
          </table:table-cell>
          <table:table-cell office:value-type="float" office:value="5.636707" calcext:value-type="float">
            <text:p>5.636707</text:p>
          </table:table-cell>
          <table:table-cell office:value-type="string" calcext:value-type="string">
            <text:p>packet_distance</text:p>
          </table:table-cell>
          <table:table-cell office:value-type="float" office:value="0.704205" calcext:value-type="float">
            <text:p>0.704205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Reconnaissance</text:p>
          </table:table-cell>
          <table:table-cell office:value-type="string" calcext:value-type="string">
            <text:p>ratio</text:p>
          </table:table-cell>
          <table:table-cell office:value-type="float" office:value="0.489362" calcext:value-type="float">
            <text:p>0.489362</text:p>
          </table:table-cell>
          <table:table-cell office:value-type="string" calcext:value-type="string">
            <text:p>flow_accuracy</text:p>
          </table:table-cell>
          <table:table-cell office:value-type="float" office:value="0.574468" calcext:value-type="float">
            <text:p>0.574468</text:p>
          </table:table-cell>
          <table:table-cell office:value-type="string" calcext:value-type="string">
            <text:p>packet_accuracy</text:p>
          </table:table-cell>
          <table:table-cell office:value-type="float" office:value="0.912351" calcext:value-type="float">
            <text:p>0.912351</text:p>
          </table:table-cell>
          <table:table-cell office:value-type="string" calcext:value-type="string">
            <text:p>flow_distance</text:p>
          </table:table-cell>
          <table:table-cell office:value-type="float" office:value="5.951465" calcext:value-type="float">
            <text:p>5.951465</text:p>
          </table:table-cell>
          <table:table-cell office:value-type="string" calcext:value-type="string">
            <text:p>packet_distance</text:p>
          </table:table-cell>
          <table:table-cell office:value-type="float" office:value="2.535999" calcext:value-type="float">
            <text:p>2.53599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Reconnaissance</text:p>
          </table:table-cell>
          <table:table-cell office:value-type="string" calcext:value-type="string">
            <text:p>ratio</text:p>
          </table:table-cell>
          <table:table-cell office:value-type="float" office:value="0.489362" calcext:value-type="float">
            <text:p>0.489362</text:p>
          </table:table-cell>
          <table:table-cell office:value-type="string" calcext:value-type="string">
            <text:p>flow_accuracy</text:p>
          </table:table-cell>
          <table:table-cell office:value-type="float" office:value="0.574468" calcext:value-type="float">
            <text:p>0.574468</text:p>
          </table:table-cell>
          <table:table-cell office:value-type="string" calcext:value-type="string">
            <text:p>packet_accuracy</text:p>
          </table:table-cell>
          <table:table-cell office:value-type="float" office:value="0.908367" calcext:value-type="float">
            <text:p>0.908367</text:p>
          </table:table-cell>
          <table:table-cell office:value-type="string" calcext:value-type="string">
            <text:p>flow_distance</text:p>
          </table:table-cell>
          <table:table-cell office:value-type="float" office:value="6.626383" calcext:value-type="float">
            <text:p>6.626383</text:p>
          </table:table-cell>
          <table:table-cell office:value-type="string" calcext:value-type="string">
            <text:p>packet_distance</text:p>
          </table:table-cell>
          <table:table-cell office:value-type="float" office:value="2.535381" calcext:value-type="float">
            <text:p>2.535381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Shellcode</text:p>
          </table:table-cell>
          <table:table-cell office:value-type="string" calcext:value-type="string">
            <text:p>rat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w_accura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ket_accura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w_distanc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cket_distance</text:p>
          </table:table-cell>
          <table:table-cell office:value-type="string" calcext:value-type="string">
            <text:p>nan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Shellcode</text:p>
          </table:table-cell>
          <table:table-cell office:value-type="string" calcext:value-type="string">
            <text:p>rat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w_accura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ket_accura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w_distanc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cket_distance</text:p>
          </table:table-cell>
          <table:table-cell office:value-type="string" calcext:value-type="string">
            <text:p>nan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Shellcode</text:p>
          </table:table-cell>
          <table:table-cell office:value-type="string" calcext:value-type="string">
            <text:p>rat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w_accura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ket_accura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w_distanc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cket_distance</text:p>
          </table:table-cell>
          <table:table-cell office:value-type="string" calcext:value-type="string">
            <text:p>nan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Shellcode</text:p>
          </table:table-cell>
          <table:table-cell office:value-type="string" calcext:value-type="string">
            <text:p>rat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w_accura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ket_accura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w_distanc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cket_distance</text:p>
          </table:table-cell>
          <table:table-cell office:value-type="string" calcext:value-type="string">
            <text:p>nan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Shellcode</text:p>
          </table:table-cell>
          <table:table-cell office:value-type="string" calcext:value-type="string">
            <text:p>rat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w_accura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ket_accura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w_distanc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cket_distance</text:p>
          </table:table-cell>
          <table:table-cell office:value-type="string" calcext:value-type="string">
            <text:p>nan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Shellcode</text:p>
          </table:table-cell>
          <table:table-cell office:value-type="string" calcext:value-type="string">
            <text:p>rat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w_accura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ket_accura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w_distanc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cket_distance</text:p>
          </table:table-cell>
          <table:table-cell office:value-type="string" calcext:value-type="string">
            <text:p>nan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Shellcode</text:p>
          </table:table-cell>
          <table:table-cell office:value-type="string" calcext:value-type="string">
            <text:p>rat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w_accura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ket_accura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w_distanc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cket_distance</text:p>
          </table:table-cell>
          <table:table-cell office:value-type="string" calcext:value-type="string">
            <text:p>nan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Shellcode</text:p>
          </table:table-cell>
          <table:table-cell office:value-type="string" calcext:value-type="string">
            <text:p>rat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w_accura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ket_accura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w_distanc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cket_distance</text:p>
          </table:table-cell>
          <table:table-cell office:value-type="string" calcext:value-type="string">
            <text:p>nan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Shellcode</text:p>
          </table:table-cell>
          <table:table-cell office:value-type="string" calcext:value-type="string">
            <text:p>rat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w_accura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ket_accura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w_distanc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cket_distance</text:p>
          </table:table-cell>
          <table:table-cell office:value-type="string" calcext:value-type="string">
            <text:p>nan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Shellcode</text:p>
          </table:table-cell>
          <table:table-cell office:value-type="string" calcext:value-type="string">
            <text:p>rat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w_accura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ket_accura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w_distanc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cket_distance</text:p>
          </table:table-cell>
          <table:table-cell office:value-type="string" calcext:value-type="string">
            <text:p>nan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Shellcode</text:p>
          </table:table-cell>
          <table:table-cell office:value-type="string" calcext:value-type="string">
            <text:p>rat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w_accura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ket_accura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w_distanc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cket_distance</text:p>
          </table:table-cell>
          <table:table-cell office:value-type="string" calcext:value-type="string">
            <text:p>nan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Shellcode</text:p>
          </table:table-cell>
          <table:table-cell office:value-type="string" calcext:value-type="string">
            <text:p>rat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w_accura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ket_accura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w_distanc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cket_distance</text:p>
          </table:table-cell>
          <table:table-cell office:value-type="string" calcext:value-type="string">
            <text:p>nan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Shellcode</text:p>
          </table:table-cell>
          <table:table-cell office:value-type="string" calcext:value-type="string">
            <text:p>rat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w_accura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ket_accura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w_distanc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cket_distance</text:p>
          </table:table-cell>
          <table:table-cell office:value-type="string" calcext:value-type="string">
            <text:p>nan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Shellcode</text:p>
          </table:table-cell>
          <table:table-cell office:value-type="string" calcext:value-type="string">
            <text:p>rat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w_accura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ket_accura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w_distanc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cket_distance</text:p>
          </table:table-cell>
          <table:table-cell office:value-type="string" calcext:value-type="string">
            <text:p>nan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Shellcode</text:p>
          </table:table-cell>
          <table:table-cell office:value-type="string" calcext:value-type="string">
            <text:p>rat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w_accura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ket_accura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w_distanc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cket_distance</text:p>
          </table:table-cell>
          <table:table-cell office:value-type="string" calcext:value-type="string">
            <text:p>nan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Shellcode</text:p>
          </table:table-cell>
          <table:table-cell office:value-type="string" calcext:value-type="string">
            <text:p>rat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w_accura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ket_accura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w_distanc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cket_distance</text:p>
          </table:table-cell>
          <table:table-cell office:value-type="string" calcext:value-type="string">
            <text:p>nan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Shellcode</text:p>
          </table:table-cell>
          <table:table-cell office:value-type="string" calcext:value-type="string">
            <text:p>rat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w_accura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ket_accura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w_distanc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cket_distance</text:p>
          </table:table-cell>
          <table:table-cell office:value-type="string" calcext:value-type="string">
            <text:p>nan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Shellcode</text:p>
          </table:table-cell>
          <table:table-cell office:value-type="string" calcext:value-type="string">
            <text:p>rat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w_accura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ket_accura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w_distanc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cket_distance</text:p>
          </table:table-cell>
          <table:table-cell office:value-type="string" calcext:value-type="string">
            <text:p>nan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ttack_type</text:p>
          </table:table-cell>
          <table:table-cell office:value-type="string" calcext:value-type="string">
            <text:p>Shellcode</text:p>
          </table:table-cell>
          <table:table-cell office:value-type="string" calcext:value-type="string">
            <text:p>rat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w_accura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ket_accura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w_distanc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cket_distance</text:p>
          </table:table-cell>
          <table:table-cell office:value-type="string" calcext:value-type="string">
            <text:p>nan</text:p>
          </table:table-cell>
          <table:table-cell office:value-type="float" office:value="0.95" calcext:value-type="float">
            <text:p>0.95</text:p>
          </table:table-cell>
        </table:table-row>
      </table:table>
      <table:table table:name="Pivot Table_Sheet1_1" table:style-name="ta1">
        <table:table-column table:style-name="co1" table:default-cell-style-name="ce4"/>
        <table:table-column table:style-name="co1" table:default-cell-style-name="ce9"/>
        <table:table-column table:style-name="co1" table:number-columns-repeated="3" table:default-cell-style-name="Pivot_20_Table_20_Value"/>
        <table:table-column table:style-name="co1" table:default-cell-style-name="ce18"/>
        <table:table-column table:style-name="co1" table:default-cell-style-name="ce24"/>
        <table:table-row table:style-name="ro1">
          <table:table-cell table:style-name="ce1" office:value-type="string" calcext:value-type="string">
            <text:p>Sum - Column J</text:p>
          </table:table-cell>
          <table:table-cell table:style-name="ce6" office:value-type="string" calcext:value-type="string">
            <text:p>Column B</text:p>
          </table:table-cell>
          <table:table-cell table:style-name="ce12" table:number-columns-repeated="4"/>
          <table:table-cell table:style-name="ce21"/>
        </table:table-row>
        <table:table-row table:style-name="ro1">
          <table:table-cell table:style-name="ce2" office:value-type="string" calcext:value-type="string">
            <text:p>Column M</text:p>
          </table:table-cell>
          <table:table-cell table:style-name="ce7" office:value-type="string" calcext:value-type="string">
            <text:p>DoS</text:p>
          </table:table-cell>
          <table:table-cell table:style-name="ce13" office:value-type="string" calcext:value-type="string">
            <text:p>Exploits</text:p>
          </table:table-cell>
          <table:table-cell table:style-name="ce13" office:value-type="string" calcext:value-type="string">
            <text:p>Fuzzers</text:p>
          </table:table-cell>
          <table:table-cell table:style-name="ce13" office:value-type="string" calcext:value-type="string">
            <text:p>Generic</text:p>
          </table:table-cell>
          <table:table-cell table:style-name="ce13" office:value-type="string" calcext:value-type="string">
            <text:p>Reconnaissance</text:p>
          </table:table-cell>
          <table:table-cell table:style-name="ce22" office:value-type="string" calcext:value-type="string">
            <text:p>Total Result</text:p>
          </table:table-cell>
        </table:table-row>
        <table:table-row table:style-name="ro1">
          <table:table-cell table:style-name="ce3" office:value-type="float" office:value="0.05" calcext:value-type="float">
            <text:p>0.05</text:p>
          </table:table-cell>
          <table:table-cell table:style-name="ce8" office:value-type="float" office:value="0.322409" calcext:value-type="float">
            <text:p>0.322409</text:p>
          </table:table-cell>
          <table:table-cell table:style-name="ce14" office:value-type="float" office:value="1.543235" calcext:value-type="float">
            <text:p>1.543235</text:p>
          </table:table-cell>
          <table:table-cell table:style-name="ce14" office:value-type="float" office:value="1.023269" calcext:value-type="float">
            <text:p>1.023269</text:p>
          </table:table-cell>
          <table:table-cell table:style-name="ce14" office:value-type="float" office:value="15.004636" calcext:value-type="float">
            <text:p>15.004636</text:p>
          </table:table-cell>
          <table:table-cell table:style-name="ce17" office:value-type="float" office:value="0.048988" calcext:value-type="float">
            <text:p>0.048988</text:p>
          </table:table-cell>
          <table:table-cell table:style-name="ce23" office:value-type="float" office:value="17.942537" calcext:value-type="float">
            <text:p>17.94253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902519" calcext:value-type="float">
            <text:p>1.902519</text:p>
          </table:table-cell>
          <table:table-cell office:value-type="float" office:value="5.29722" calcext:value-type="float">
            <text:p>5.29722</text:p>
          </table:table-cell>
          <table:table-cell office:value-type="float" office:value="3.859926" calcext:value-type="float">
            <text:p>3.859926</text:p>
          </table:table-cell>
          <table:table-cell office:value-type="float" office:value="18.156404" calcext:value-type="float">
            <text:p>18.156404</text:p>
          </table:table-cell>
          <table:table-cell office:value-type="float" office:value="0.262002" calcext:value-type="float">
            <text:p>0.262002</text:p>
          </table:table-cell>
          <table:table-cell office:value-type="float" office:value="29.478071" calcext:value-type="float">
            <text:p>29.47807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774282" calcext:value-type="float">
            <text:p>1.774282</text:p>
          </table:table-cell>
          <table:table-cell office:value-type="float" office:value="12.556858" calcext:value-type="float">
            <text:p>12.556858</text:p>
          </table:table-cell>
          <table:table-cell office:value-type="float" office:value="5.743886" calcext:value-type="float">
            <text:p>5.743886</text:p>
          </table:table-cell>
          <table:table-cell office:value-type="float" office:value="29.084644" calcext:value-type="float">
            <text:p>29.084644</text:p>
          </table:table-cell>
          <table:table-cell office:value-type="float" office:value="0.099663" calcext:value-type="float">
            <text:p>0.099663</text:p>
          </table:table-cell>
          <table:table-cell office:value-type="float" office:value="49.259333" calcext:value-type="float">
            <text:p>49.25933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8.406273" calcext:value-type="float">
            <text:p>8.406273</text:p>
          </table:table-cell>
          <table:table-cell office:value-type="float" office:value="12.980526" calcext:value-type="float">
            <text:p>12.980526</text:p>
          </table:table-cell>
          <table:table-cell office:value-type="float" office:value="10.044403" calcext:value-type="float">
            <text:p>10.044403</text:p>
          </table:table-cell>
          <table:table-cell office:value-type="float" office:value="22.956556" calcext:value-type="float">
            <text:p>22.956556</text:p>
          </table:table-cell>
          <table:table-cell office:value-type="float" office:value="2.041798" calcext:value-type="float">
            <text:p>2.041798</text:p>
          </table:table-cell>
          <table:table-cell office:value-type="float" office:value="56.429556" calcext:value-type="float">
            <text:p>56.42955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7.991258" calcext:value-type="float">
            <text:p>7.991258</text:p>
          </table:table-cell>
          <table:table-cell office:value-type="float" office:value="26.504507" calcext:value-type="float">
            <text:p>26.504507</text:p>
          </table:table-cell>
          <table:table-cell office:value-type="float" office:value="18.191444" calcext:value-type="float">
            <text:p>18.191444</text:p>
          </table:table-cell>
          <table:table-cell office:value-type="float" office:value="44.02169" calcext:value-type="float">
            <text:p>44.02169</text:p>
          </table:table-cell>
          <table:table-cell office:value-type="float" office:value="4.015141" calcext:value-type="float">
            <text:p>4.015141</text:p>
          </table:table-cell>
          <table:table-cell office:value-type="float" office:value="100.72404" calcext:value-type="float">
            <text:p>100.7240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5.508462" calcext:value-type="float">
            <text:p>15.508462</text:p>
          </table:table-cell>
          <table:table-cell office:value-type="float" office:value="35.70956" calcext:value-type="float">
            <text:p>35.70956</text:p>
          </table:table-cell>
          <table:table-cell office:value-type="float" office:value="23.409151" calcext:value-type="float">
            <text:p>23.409151</text:p>
          </table:table-cell>
          <table:table-cell office:value-type="float" office:value="44.376766" calcext:value-type="float">
            <text:p>44.376766</text:p>
          </table:table-cell>
          <table:table-cell office:value-type="float" office:value="5.951465" calcext:value-type="float">
            <text:p>5.951465</text:p>
          </table:table-cell>
          <table:table-cell office:value-type="float" office:value="124.955404" calcext:value-type="float">
            <text:p>124.95540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4.50362" calcext:value-type="float">
            <text:p>14.50362</text:p>
          </table:table-cell>
          <table:table-cell office:value-type="float" office:value="35.747494" calcext:value-type="float">
            <text:p>35.747494</text:p>
          </table:table-cell>
          <table:table-cell office:value-type="float" office:value="22.644093" calcext:value-type="float">
            <text:p>22.644093</text:p>
          </table:table-cell>
          <table:table-cell office:value-type="float" office:value="39.654175" calcext:value-type="float">
            <text:p>39.654175</text:p>
          </table:table-cell>
          <table:table-cell office:value-type="float" office:value="6.626383" calcext:value-type="float">
            <text:p>6.626383</text:p>
          </table:table-cell>
          <table:table-cell office:value-type="float" office:value="119.175765" calcext:value-type="float">
            <text:p>119.17576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.672018" calcext:value-type="float">
            <text:p>8.672018</text:p>
          </table:table-cell>
          <table:table-cell office:value-type="float" office:value="42.235641" calcext:value-type="float">
            <text:p>42.235641</text:p>
          </table:table-cell>
          <table:table-cell office:value-type="float" office:value="25.97913" calcext:value-type="float">
            <text:p>25.97913</text:p>
          </table:table-cell>
          <table:table-cell office:value-type="float" office:value="37.0369" calcext:value-type="float">
            <text:p>37.0369</text:p>
          </table:table-cell>
          <table:table-cell office:value-type="float" office:value="5.148136" calcext:value-type="float">
            <text:p>5.148136</text:p>
          </table:table-cell>
          <table:table-cell office:value-type="float" office:value="119.071825" calcext:value-type="float">
            <text:p>119.07182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5.168162" calcext:value-type="float">
            <text:p>15.168162</text:p>
          </table:table-cell>
          <table:table-cell office:value-type="float" office:value="45.787216" calcext:value-type="float">
            <text:p>45.787216</text:p>
          </table:table-cell>
          <table:table-cell office:value-type="float" office:value="18.105536" calcext:value-type="float">
            <text:p>18.105536</text:p>
          </table:table-cell>
          <table:table-cell office:value-type="float" office:value="40.125553" calcext:value-type="float">
            <text:p>40.125553</text:p>
          </table:table-cell>
          <table:table-cell office:value-type="float" office:value="5.636707" calcext:value-type="float">
            <text:p>5.636707</text:p>
          </table:table-cell>
          <table:table-cell office:value-type="float" office:value="124.823174" calcext:value-type="float">
            <text:p>124.82317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.841487" calcext:value-type="float">
            <text:p>10.841487</text:p>
          </table:table-cell>
          <table:table-cell office:value-type="float" office:value="37.527481" calcext:value-type="float">
            <text:p>37.527481</text:p>
          </table:table-cell>
          <table:table-cell office:value-type="float" office:value="14.069547" calcext:value-type="float">
            <text:p>14.069547</text:p>
          </table:table-cell>
          <table:table-cell office:value-type="float" office:value="53.731731" calcext:value-type="float">
            <text:p>53.731731</text:p>
          </table:table-cell>
          <table:table-cell office:value-type="float" office:value="0.455041" calcext:value-type="float">
            <text:p>0.455041</text:p>
          </table:table-cell>
          <table:table-cell office:value-type="float" office:value="116.625287" calcext:value-type="float">
            <text:p>116.625287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7.85777" calcext:value-type="float">
            <text:p>7.85777</text:p>
          </table:table-cell>
          <table:table-cell office:value-type="float" office:value="50.448849" calcext:value-type="float">
            <text:p>50.448849</text:p>
          </table:table-cell>
          <table:table-cell office:value-type="float" office:value="16.164759" calcext:value-type="float">
            <text:p>16.164759</text:p>
          </table:table-cell>
          <table:table-cell office:value-type="float" office:value="48.51273" calcext:value-type="float">
            <text:p>48.51273</text:p>
          </table:table-cell>
          <table:table-cell office:value-type="float" office:value="0.235725" calcext:value-type="float">
            <text:p>0.235725</text:p>
          </table:table-cell>
          <table:table-cell office:value-type="float" office:value="123.219833" calcext:value-type="float">
            <text:p>123.21983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9.060575" calcext:value-type="float">
            <text:p>29.060575</text:p>
          </table:table-cell>
          <table:table-cell office:value-type="float" office:value="47.10157" calcext:value-type="float">
            <text:p>47.10157</text:p>
          </table:table-cell>
          <table:table-cell office:value-type="float" office:value="25.15361" calcext:value-type="float">
            <text:p>25.15361</text:p>
          </table:table-cell>
          <table:table-cell office:value-type="float" office:value="44.007568" calcext:value-type="float">
            <text:p>44.007568</text:p>
          </table:table-cell>
          <table:table-cell office:value-type="float" office:value="3.469247" calcext:value-type="float">
            <text:p>3.469247</text:p>
          </table:table-cell>
          <table:table-cell office:value-type="float" office:value="148.79257" calcext:value-type="float">
            <text:p>148.79257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9.684906" calcext:value-type="float">
            <text:p>29.684906</text:p>
          </table:table-cell>
          <table:table-cell office:value-type="float" office:value="47.024109" calcext:value-type="float">
            <text:p>47.024109</text:p>
          </table:table-cell>
          <table:table-cell office:value-type="float" office:value="27.222002" calcext:value-type="float">
            <text:p>27.222002</text:p>
          </table:table-cell>
          <table:table-cell office:value-type="float" office:value="52.621197" calcext:value-type="float">
            <text:p>52.621197</text:p>
          </table:table-cell>
          <table:table-cell office:value-type="float" office:value="5.017031" calcext:value-type="float">
            <text:p>5.017031</text:p>
          </table:table-cell>
          <table:table-cell office:value-type="float" office:value="161.569245" calcext:value-type="float">
            <text:p>161.56924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0.487236" calcext:value-type="float">
            <text:p>20.487236</text:p>
          </table:table-cell>
          <table:table-cell office:value-type="float" office:value="50.063683" calcext:value-type="float">
            <text:p>50.063683</text:p>
          </table:table-cell>
          <table:table-cell office:value-type="float" office:value="13.956307" calcext:value-type="float">
            <text:p>13.956307</text:p>
          </table:table-cell>
          <table:table-cell office:value-type="float" office:value="62.590176" calcext:value-type="float">
            <text:p>62.590176</text:p>
          </table:table-cell>
          <table:table-cell office:value-type="float" office:value="0.092306" calcext:value-type="float">
            <text:p>0.092306</text:p>
          </table:table-cell>
          <table:table-cell office:value-type="float" office:value="147.189708" calcext:value-type="float">
            <text:p>147.189708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7.559397" calcext:value-type="float">
            <text:p>7.559397</text:p>
          </table:table-cell>
          <table:table-cell office:value-type="float" office:value="38.780727" calcext:value-type="float">
            <text:p>38.780727</text:p>
          </table:table-cell>
          <table:table-cell office:value-type="float" office:value="5.272829" calcext:value-type="float">
            <text:p>5.272829</text:p>
          </table:table-cell>
          <table:table-cell office:value-type="float" office:value="55.878399" calcext:value-type="float">
            <text:p>55.878399</text:p>
          </table:table-cell>
          <table:table-cell office:value-type="float" office:value="0.135188" calcext:value-type="float">
            <text:p>0.135188</text:p>
          </table:table-cell>
          <table:table-cell office:value-type="float" office:value="107.62654" calcext:value-type="float">
            <text:p>107.6265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7.950934" calcext:value-type="float">
            <text:p>7.950934</text:p>
          </table:table-cell>
          <table:table-cell office:value-type="float" office:value="53.202549" calcext:value-type="float">
            <text:p>53.202549</text:p>
          </table:table-cell>
          <table:table-cell office:value-type="float" office:value="13.691625" calcext:value-type="float">
            <text:p>13.691625</text:p>
          </table:table-cell>
          <table:table-cell office:value-type="float" office:value="50.83025" calcext:value-type="float">
            <text:p>50.83025</text:p>
          </table:table-cell>
          <table:table-cell office:value-type="float" office:value="0.215177" calcext:value-type="float">
            <text:p>0.215177</text:p>
          </table:table-cell>
          <table:table-cell office:value-type="float" office:value="125.890535" calcext:value-type="float">
            <text:p>125.890535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3.984232" calcext:value-type="float">
            <text:p>13.984232</text:p>
          </table:table-cell>
          <table:table-cell office:value-type="float" office:value="59.70332" calcext:value-type="float">
            <text:p>59.70332</text:p>
          </table:table-cell>
          <table:table-cell office:value-type="float" office:value="20.400713" calcext:value-type="float">
            <text:p>20.400713</text:p>
          </table:table-cell>
          <table:table-cell office:value-type="float" office:value="45.009182" calcext:value-type="float">
            <text:p>45.009182</text:p>
          </table:table-cell>
          <table:table-cell office:value-type="float" office:value="0" calcext:value-type="float">
            <text:p>0</text:p>
          </table:table-cell>
          <table:table-cell office:value-type="float" office:value="139.097447" calcext:value-type="float">
            <text:p>139.09744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2.833618" calcext:value-type="float">
            <text:p>22.833618</text:p>
          </table:table-cell>
          <table:table-cell office:value-type="float" office:value="56.498352" calcext:value-type="float">
            <text:p>56.498352</text:p>
          </table:table-cell>
          <table:table-cell office:value-type="float" office:value="14.075501" calcext:value-type="float">
            <text:p>14.075501</text:p>
          </table:table-cell>
          <table:table-cell office:value-type="float" office:value="72.039604" calcext:value-type="float">
            <text:p>72.039604</text:p>
          </table:table-cell>
          <table:table-cell office:value-type="float" office:value="0.286151" calcext:value-type="float">
            <text:p>0.286151</text:p>
          </table:table-cell>
          <table:table-cell office:value-type="float" office:value="165.733226" calcext:value-type="float">
            <text:p>165.73322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ce10" office:value-type="float" office:value="33.746471" calcext:value-type="float">
            <text:p>33.746471</text:p>
          </table:table-cell>
          <table:table-cell table:style-name="ce15" office:value-type="float" office:value="44.68924" calcext:value-type="float">
            <text:p>44.68924</text:p>
          </table:table-cell>
          <table:table-cell table:style-name="ce15" office:value-type="float" office:value="21.161989" calcext:value-type="float">
            <text:p>21.161989</text:p>
          </table:table-cell>
          <table:table-cell table:style-name="ce15" office:value-type="float" office:value="64.938843" calcext:value-type="float">
            <text:p>64.938843</text:p>
          </table:table-cell>
          <table:table-cell table:style-name="ce19" office:value-type="float" office:value="4.959786" calcext:value-type="float">
            <text:p>4.959786</text:p>
          </table:table-cell>
          <table:table-cell table:style-name="ce25" office:value-type="float" office:value="169.496329" calcext:value-type="float">
            <text:p>169.496329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1" office:value-type="float" office:value="258.255629" calcext:value-type="float">
            <text:p>258.255629</text:p>
          </table:table-cell>
          <table:table-cell table:style-name="ce16" office:value-type="float" office:value="703.402137" calcext:value-type="float">
            <text:p>703.402137</text:p>
          </table:table-cell>
          <table:table-cell table:style-name="ce16" office:value-type="float" office:value="300.16972" calcext:value-type="float">
            <text:p>300.16972</text:p>
          </table:table-cell>
          <table:table-cell table:style-name="ce16" office:value-type="float" office:value="840.577004" calcext:value-type="float">
            <text:p>840.577004</text:p>
          </table:table-cell>
          <table:table-cell table:style-name="ce20" office:value-type="float" office:value="44.695935" calcext:value-type="float">
            <text:p>44.695935</text:p>
          </table:table-cell>
          <table:table-cell table:style-name="ce26" office:value-type="float" office:value="2147.100425" calcext:value-type="float">
            <text:p>2147.100425</text:p>
          </table:table-cell>
        </table:table-row>
      </table:table>
      <table:named-expressions/>
      <table:database-ranges>
        <table:database-range table:name="__Anonymous_Sheet_DB__0" table:target-range-address="Sheet1.A2:Sheet1.M134" table:contains-header="false">
          <table:sort>
            <table:sort-by table:field-number="1" table:data-type="automatic"/>
          </table:sort>
        </table:database-range>
      </table:database-ranges>
      <table:data-pilot-tables>
        <table:data-pilot-table table:name="DataPilot1" table:application-data="" table:target-range-address="'Pivot Table_Sheet1_1'.A1:'Pivot Table_Sheet1_1'.G22" table:buttons="'Pivot Table_Sheet1_1'.A2 'Pivot Table_Sheet1_1'.B1" table:show-filter-button="false" table:drill-down-on-double-click="false">
          <table:source-cell-range table:cell-range-address="Sheet1.A1:Sheet1.M134"/>
          <table:data-pilot-field table:source-field-name="Column B" table:orientation="column" table:used-hierarchy="0" table:function="auto">
            <table:data-pilot-level table:show-empty="false" calcext:repeat-item-labels="false">
              <table:data-pilot-members>
                <table:data-pilot-member table:name="Analysis" table:display="false" table:show-details="true"/>
                <table:data-pilot-member table:name="DoS" table:display="true" table:show-details="true"/>
                <table:data-pilot-member table:name="Exploits" table:display="true" table:show-details="true"/>
                <table:data-pilot-member table:name="Fuzzers" table:display="true" table:show-details="true"/>
                <table:data-pilot-member table:name="Generic" table:display="true" table:show-details="true"/>
                <table:data-pilot-member table:name="Reconnaissance" table:display="true" table:show-details="true"/>
                <table:data-pilot-member table:name="Shellcode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lumn M" table:orientation="row" table:used-hierarchy="0" table:function="auto">
            <table:data-pilot-level table:show-empty="false" calcext:repeat-item-labels="false">
              <table:data-pilot-members>
                <table:data-pilot-member table:name="0.05" table:display="true" table:show-details="true"/>
                <table:data-pilot-member table:name="0.1" table:display="true" table:show-details="true"/>
                <table:data-pilot-member table:name="0.15" table:display="true" table:show-details="true"/>
                <table:data-pilot-member table:name="0.2" table:display="true" table:show-details="true"/>
                <table:data-pilot-member table:name="0.25" table:display="true" table:show-details="true"/>
                <table:data-pilot-member table:name="0.3" table:display="true" table:show-details="true"/>
                <table:data-pilot-member table:name="0.35" table:display="true" table:show-details="true"/>
                <table:data-pilot-member table:name="0.4" table:display="true" table:show-details="true"/>
                <table:data-pilot-member table:name="0.45" table:display="true" table:show-details="true"/>
                <table:data-pilot-member table:name="0.5" table:display="true" table:show-details="true"/>
                <table:data-pilot-member table:name="0.55" table:display="true" table:show-details="true"/>
                <table:data-pilot-member table:name="0.6" table:display="true" table:show-details="true"/>
                <table:data-pilot-member table:name="0.65" table:display="true" table:show-details="true"/>
                <table:data-pilot-member table:name="0.7" table:display="true" table:show-details="true"/>
                <table:data-pilot-member table:name="0.75" table:display="true" table:show-details="true"/>
                <table:data-pilot-member table:name="0.8" table:display="true" table:show-details="true"/>
                <table:data-pilot-member table:name="0.85" table:display="true" table:show-details="true"/>
                <table:data-pilot-member table:name="0.9" table:display="true" table:show-details="true"/>
                <table:data-pilot-member table:name="0.9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lumn J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48988" table:display="true" table:show-details="true"/>
                <table:data-pilot-member table:name="0.092306" table:display="true" table:show-details="true"/>
                <table:data-pilot-member table:name="0.099663" table:display="true" table:show-details="true"/>
                <table:data-pilot-member table:name="0.113803" table:display="true" table:show-details="true"/>
                <table:data-pilot-member table:name="0.114066" table:display="true" table:show-details="true"/>
                <table:data-pilot-member table:name="0.135188" table:display="true" table:show-details="true"/>
                <table:data-pilot-member table:name="0.170924" table:display="true" table:show-details="true"/>
                <table:data-pilot-member table:name="0.215177" table:display="true" table:show-details="true"/>
                <table:data-pilot-member table:name="0.235725" table:display="true" table:show-details="true"/>
                <table:data-pilot-member table:name="0.262002" table:display="true" table:show-details="true"/>
                <table:data-pilot-member table:name="0.268477" table:display="true" table:show-details="true"/>
                <table:data-pilot-member table:name="0.286151" table:display="true" table:show-details="true"/>
                <table:data-pilot-member table:name="0.322409" table:display="true" table:show-details="true"/>
                <table:data-pilot-member table:name="0.455041" table:display="true" table:show-details="true"/>
                <table:data-pilot-member table:name="1.023269" table:display="true" table:show-details="true"/>
                <table:data-pilot-member table:name="1.543235" table:display="true" table:show-details="true"/>
                <table:data-pilot-member table:name="1.774282" table:display="true" table:show-details="true"/>
                <table:data-pilot-member table:name="1.902519" table:display="true" table:show-details="true"/>
                <table:data-pilot-member table:name="2.041798" table:display="true" table:show-details="true"/>
                <table:data-pilot-member table:name="3.469247" table:display="true" table:show-details="true"/>
                <table:data-pilot-member table:name="3.859926" table:display="true" table:show-details="true"/>
                <table:data-pilot-member table:name="4.015141" table:display="true" table:show-details="true"/>
                <table:data-pilot-member table:name="4.959786" table:display="true" table:show-details="true"/>
                <table:data-pilot-member table:name="5.017031" table:display="true" table:show-details="true"/>
                <table:data-pilot-member table:name="5.148136" table:display="true" table:show-details="true"/>
                <table:data-pilot-member table:name="5.272829" table:display="true" table:show-details="true"/>
                <table:data-pilot-member table:name="5.29722" table:display="true" table:show-details="true"/>
                <table:data-pilot-member table:name="5.636707" table:display="true" table:show-details="true"/>
                <table:data-pilot-member table:name="5.743886" table:display="true" table:show-details="true"/>
                <table:data-pilot-member table:name="5.951465" table:display="true" table:show-details="true"/>
                <table:data-pilot-member table:name="6.626383" table:display="true" table:show-details="true"/>
                <table:data-pilot-member table:name="7.559397" table:display="true" table:show-details="true"/>
                <table:data-pilot-member table:name="7.85777" table:display="true" table:show-details="true"/>
                <table:data-pilot-member table:name="7.950934" table:display="true" table:show-details="true"/>
                <table:data-pilot-member table:name="7.991258" table:display="true" table:show-details="true"/>
                <table:data-pilot-member table:name="8.406273" table:display="true" table:show-details="true"/>
                <table:data-pilot-member table:name="8.672018" table:display="true" table:show-details="true"/>
                <table:data-pilot-member table:name="10.044403" table:display="true" table:show-details="true"/>
                <table:data-pilot-member table:name="10.841487" table:display="true" table:show-details="true"/>
                <table:data-pilot-member table:name="12.556858" table:display="true" table:show-details="true"/>
                <table:data-pilot-member table:name="12.980526" table:display="true" table:show-details="true"/>
                <table:data-pilot-member table:name="13.691625" table:display="true" table:show-details="true"/>
                <table:data-pilot-member table:name="13.956307" table:display="true" table:show-details="true"/>
                <table:data-pilot-member table:name="13.984232" table:display="true" table:show-details="true"/>
                <table:data-pilot-member table:name="14.069547" table:display="true" table:show-details="true"/>
                <table:data-pilot-member table:name="14.075501" table:display="true" table:show-details="true"/>
                <table:data-pilot-member table:name="14.50362" table:display="true" table:show-details="true"/>
                <table:data-pilot-member table:name="15.004636" table:display="true" table:show-details="true"/>
                <table:data-pilot-member table:name="15.168162" table:display="true" table:show-details="true"/>
                <table:data-pilot-member table:name="15.508462" table:display="true" table:show-details="true"/>
                <table:data-pilot-member table:name="16.164759" table:display="true" table:show-details="true"/>
                <table:data-pilot-member table:name="18.105536" table:display="true" table:show-details="true"/>
                <table:data-pilot-member table:name="18.156404" table:display="true" table:show-details="true"/>
                <table:data-pilot-member table:name="18.191444" table:display="true" table:show-details="true"/>
                <table:data-pilot-member table:name="20.400713" table:display="true" table:show-details="true"/>
                <table:data-pilot-member table:name="20.487236" table:display="true" table:show-details="true"/>
                <table:data-pilot-member table:name="21.161989" table:display="true" table:show-details="true"/>
                <table:data-pilot-member table:name="22.644093" table:display="true" table:show-details="true"/>
                <table:data-pilot-member table:name="22.833618" table:display="true" table:show-details="true"/>
                <table:data-pilot-member table:name="22.956556" table:display="true" table:show-details="true"/>
                <table:data-pilot-member table:name="23.409151" table:display="true" table:show-details="true"/>
                <table:data-pilot-member table:name="25.15361" table:display="true" table:show-details="true"/>
                <table:data-pilot-member table:name="25.97913" table:display="true" table:show-details="true"/>
                <table:data-pilot-member table:name="26.504507" table:display="true" table:show-details="true"/>
                <table:data-pilot-member table:name="27.222002" table:display="true" table:show-details="true"/>
                <table:data-pilot-member table:name="29.060575" table:display="true" table:show-details="true"/>
                <table:data-pilot-member table:name="29.084644" table:display="true" table:show-details="true"/>
                <table:data-pilot-member table:name="29.684906" table:display="true" table:show-details="true"/>
                <table:data-pilot-member table:name="33.746471" table:display="true" table:show-details="true"/>
                <table:data-pilot-member table:name="35.70956" table:display="true" table:show-details="true"/>
                <table:data-pilot-member table:name="35.747494" table:display="true" table:show-details="true"/>
                <table:data-pilot-member table:name="37.0369" table:display="true" table:show-details="true"/>
                <table:data-pilot-member table:name="37.527481" table:display="true" table:show-details="true"/>
                <table:data-pilot-member table:name="38.780727" table:display="true" table:show-details="true"/>
                <table:data-pilot-member table:name="39.654175" table:display="true" table:show-details="true"/>
                <table:data-pilot-member table:name="40.125553" table:display="true" table:show-details="true"/>
                <table:data-pilot-member table:name="42.235641" table:display="true" table:show-details="true"/>
                <table:data-pilot-member table:name="44.007568" table:display="true" table:show-details="true"/>
                <table:data-pilot-member table:name="44.02169" table:display="true" table:show-details="true"/>
                <table:data-pilot-member table:name="44.376766" table:display="true" table:show-details="true"/>
                <table:data-pilot-member table:name="44.68924" table:display="true" table:show-details="true"/>
                <table:data-pilot-member table:name="45.009182" table:display="true" table:show-details="true"/>
                <table:data-pilot-member table:name="45.787216" table:display="true" table:show-details="true"/>
                <table:data-pilot-member table:name="47.024109" table:display="true" table:show-details="true"/>
                <table:data-pilot-member table:name="47.10157" table:display="true" table:show-details="true"/>
                <table:data-pilot-member table:name="48.51273" table:display="true" table:show-details="true"/>
                <table:data-pilot-member table:name="50.063683" table:display="true" table:show-details="true"/>
                <table:data-pilot-member table:name="50.448849" table:display="true" table:show-details="true"/>
                <table:data-pilot-member table:name="50.83025" table:display="true" table:show-details="true"/>
                <table:data-pilot-member table:name="52.621197" table:display="true" table:show-details="true"/>
                <table:data-pilot-member table:name="53.202549" table:display="true" table:show-details="true"/>
                <table:data-pilot-member table:name="53.731731" table:display="true" table:show-details="true"/>
                <table:data-pilot-member table:name="55.878399" table:display="true" table:show-details="true"/>
                <table:data-pilot-member table:name="56.498352" table:display="true" table:show-details="true"/>
                <table:data-pilot-member table:name="59.70332" table:display="true" table:show-details="true"/>
                <table:data-pilot-member table:name="62.590176" table:display="true" table:show-details="true"/>
                <table:data-pilot-member table:name="64.938843" table:display="true" table:show-details="true"/>
                <table:data-pilot-member table:name="72.039604" table:display="true" table:show-details="true"/>
                <table:data-pilot-member table:name="na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1:38:00.583040435</meta:creation-date>
    <dc:date>2019-12-13T11:58:52.974937337</dc:date>
    <meta:editing-duration>PT9M2S</meta:editing-duration>
    <meta:editing-cycles>1</meta:editing-cycles>
    <meta:document-statistic meta:table-count="2" meta:cell-count="1878" meta:object-count="0"/>
    <meta:generator>LibreOffice/6.2.8.2$Linux_X86_64 LibreOffice_project/20$Build-2</meta:generator>
  </office:meta>
</office:document-meta>
</file>